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ru" fo:country="RU" officeooo:rsid="000c6a12" officeooo:paragraph-rsid="000c6a12" fo:background-color="transparent" style:language-asian="ru" style:country-asian="RU" style:language-complex="ar" style:country-complex="SA"/>
    </style:style>
    <style:style style:name="P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1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text-properties officeooo:rsid="000fc6a8" officeooo:paragraph-rsid="000fc6a8"/>
    </style:style>
    <style:style style:name="P15" style:family="paragraph" style:parent-style-name="Standard" style:list-style-name="L2">
      <style:text-properties fo:font-weight="bold" officeooo:rsid="0011be00" officeooo:paragraph-rsid="0011be00" style:font-weight-asian="bold" style:font-weight-complex="bold"/>
    </style:style>
    <style:style style:name="P16" style:family="paragraph" style:parent-style-name="Standard">
      <style:text-properties fo:font-weight="bold" officeooo:rsid="001388d8" officeooo:paragraph-rsid="001388d8" style:font-weight-asian="bold" style:font-weight-complex="bold"/>
    </style:style>
    <style:style style:name="P17" style:family="paragraph" style:parent-style-name="Standard">
      <style:text-properties officeooo:rsid="001134a5" officeooo:paragraph-rsid="001134a5"/>
    </style:style>
    <style:style style:name="P18" style:family="paragraph" style:parent-style-name="Standard">
      <style:text-properties fo:font-weight="normal" officeooo:rsid="001134a5" officeooo:paragraph-rsid="001134a5" style:font-weight-asian="normal" style:font-weight-complex="normal"/>
    </style:style>
    <style:style style:name="P19" style:family="paragraph" style:parent-style-name="Standard">
      <style:text-properties fo:font-weight="normal" officeooo:rsid="001388d8" officeooo:paragraph-rsid="001388d8" style:font-weight-asian="normal" style:font-weight-complex="normal"/>
    </style:style>
    <style:style style:name="P20" style:family="paragraph" style:parent-style-name="Standard">
      <style:text-properties officeooo:rsid="0011be00" officeooo:paragraph-rsid="0011be00"/>
    </style:style>
    <style:style style:name="P21" style:family="paragraph" style:parent-style-name="Standard" style:list-style-name="L3">
      <style:text-properties officeooo:rsid="0011be00" officeooo:paragraph-rsid="0011be00"/>
    </style:style>
    <style:style style:name="P22" style:family="paragraph" style:parent-style-name="Standard" style:list-style-name="L3">
      <style:text-properties officeooo:rsid="001388d8" officeooo:paragraph-rsid="001388d8"/>
    </style:style>
    <style:style style:name="P23" style:family="paragraph" style:parent-style-name="Standard">
      <style:text-properties officeooo:rsid="001388d8" officeooo:paragraph-rsid="001388d8"/>
    </style:style>
    <style:style style:name="P24" style:family="paragraph" style:parent-style-name="Standard">
      <style:text-properties officeooo:rsid="001388d8" officeooo:paragraph-rsid="00156edf"/>
    </style:style>
    <style:style style:name="P25" style:family="paragraph" style:parent-style-name="Standard">
      <style:text-properties officeooo:rsid="00156edf" officeooo:paragraph-rsid="00156edf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7" style:family="paragraph" style:parent-style-name="Heading_20_1">
      <style:paragraph-properties fo:break-before="page"/>
      <style:text-properties officeooo:rsid="000fc6a8" officeooo:paragraph-rsid="000fc6a8"/>
    </style:style>
    <style:style style:name="P28" style:family="paragraph" style:parent-style-name="Heading_20_1">
      <style:paragraph-properties fo:break-before="page"/>
      <style:text-properties officeooo:rsid="001388d8" officeooo:paragraph-rsid="001388d8"/>
    </style:style>
    <style:style style:name="P29" style:family="paragraph" style:parent-style-name="Heading_20_1">
      <style:text-properties officeooo:rsid="001134a5" officeooo:paragraph-rsid="001134a5"/>
    </style:style>
    <style:style style:name="P30" style:family="paragraph" style:parent-style-name="Heading_20_1">
      <style:text-properties officeooo:rsid="0011be00" officeooo:paragraph-rsid="0011be00"/>
    </style:style>
    <style:style style:name="P31" style:family="paragraph" style:parent-style-name="Heading_20_1">
      <style:text-properties officeooo:rsid="001388d8" officeooo:paragraph-rsid="001388d8"/>
    </style:style>
    <style:style style:name="P32" style:family="paragraph" style:parent-style-name="Heading_20_1">
      <style:text-properties officeooo:rsid="00156edf" officeooo:paragraph-rsid="00156edf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4" style:family="paragraph" style:parent-style-name="Preformatted_20_Text">
      <style:text-properties fo:color="#000000" style:font-name="DejaVu Sans Mono" fo:font-weight="normal" officeooo:rsid="001388d8" officeooo:paragraph-rsid="001388d8" style:font-weight-asian="normal" style:font-weight-complex="normal"/>
    </style:style>
    <style:style style:name="P35" style:family="paragraph" style:parent-style-name="Preformatted_20_Text">
      <style:text-properties fo:color="#000000" style:font-name="DejaVu Sans Mono" fo:font-weight="bold" officeooo:rsid="001388d8" officeooo:paragraph-rsid="001388d8" style:font-weight-asian="bold" style:font-weight-complex="bold"/>
    </style:style>
    <style:style style:name="P36" style:family="paragraph" style:parent-style-name="Preformatted_20_Text">
      <style:text-properties fo:color="#000000" style:font-name="DejaVu Sans Mono" officeooo:paragraph-rsid="001388d8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56edf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Serif1" fo:font-size="14pt" officeooo:paragraph-rsid="00156edf" style:font-size-asian="14pt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fo:font-weight="bold" officeooo:rsid="000c6a12" fo:background-color="transparent" loext:char-shading-value="0" style:font-size-asian="14pt" style:font-weight-asian="bold" style:font-name-complex="Times New Roman1" style:font-size-complex="14pt"/>
    </style:style>
    <style:style style:name="T6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officeooo:rsid="000c6a12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style:use-window-font-color="true" style:font-name="Times New Roman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88d8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388d8" style:font-weight-asian="bold" style:font-weight-complex="bold"/>
    </style:style>
    <style:style style:name="T15" style:family="text">
      <style:text-properties officeooo:rsid="0011be00"/>
    </style:style>
    <style:style style:name="T16" style:family="text">
      <style:text-properties fo:color="#808000"/>
    </style:style>
    <style:style style:name="T17" style:family="text">
      <style:text-properties fo:color="#808000" fo:font-weight="normal" style:font-weight-asian="normal" style:font-weight-complex="normal"/>
    </style:style>
    <style:style style:name="T18" style:family="text">
      <style:text-properties fo:color="#808000" style:font-name="DejaVu Sans Mono"/>
    </style:style>
    <style:style style:name="T19" style:family="text">
      <style:text-properties fo:color="#008000" fo:font-weight="bold"/>
    </style:style>
    <style:style style:name="T20" style:family="text">
      <style:text-properties fo:color="#008000" style:font-name="DejaVu Sans Mono"/>
    </style:style>
    <style:style style:name="T21" style:family="text">
      <style:text-properties fo:color="#008000" style:font-name="DejaVu Sans Mono" fo:font-weight="bold"/>
    </style:style>
    <style:style style:name="T22" style:family="text">
      <style:text-properties fo:color="#000080" fo:font-weight="bold"/>
    </style:style>
    <style:style style:name="T23" style:family="text">
      <style:text-properties fo:color="#000080" style:font-name="DejaVu Sans Mono" fo:font-weight="bold"/>
    </style:style>
    <style:style style:name="T24" style:family="text">
      <style:text-properties fo:color="#008080"/>
    </style:style>
    <style:style style:name="T25" style:family="text">
      <style:text-properties fo:color="#008080" style:font-name="DejaVu Sans Mono"/>
    </style:style>
    <style:style style:name="T26" style:family="text">
      <style:text-properties fo:color="#371f80"/>
    </style:style>
    <style:style style:name="T27" style:family="text">
      <style:text-properties fo:color="#371f80" style:font-name="DejaVu Sans Mono"/>
    </style:style>
    <style:style style:name="T28" style:family="text">
      <style:text-properties style:font-name="DejaVu Sans Mono"/>
    </style:style>
    <style:style style:name="T29" style:family="text">
      <style:text-properties fo:color="#660e7a" style:font-name="DejaVu Sans Mono"/>
    </style:style>
    <style:style style:name="T30" style:family="text">
      <style:text-properties fo:color="#0000ff" style:font-name="DejaVu Sans Mono"/>
    </style:style>
    <style:style style:name="T31" style:family="text">
      <style:text-properties fo:color="#1f542e"/>
    </style:style>
    <style:style style:name="T32" style:family="text">
      <style:text-properties fo:color="#1f542e" style:font-name="DejaVu Sans Mono" fo:font-weight="bold"/>
    </style:style>
    <style:style style:name="T33" style:family="text">
      <style:text-properties fo:color="#1f542e" fo:font-weight="bold"/>
    </style:style>
    <style:style style:name="T34" style:family="text">
      <style:text-properties fo:color="#808080" fo:font-style="italic"/>
    </style:style>
    <style:style style:name="T35" style:family="text">
      <style:text-properties fo:color="#808080" style:font-name="DejaVu Sans Mono" fo:font-style="italic"/>
    </style:style>
    <style:style style:name="T36" style:family="text">
      <style:text-properties officeooo:rsid="00172c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осковский Авиационный Институт</text:p>
      <text:p text:style-name="P5">(Национальный Исследовательский Университет)</text:p>
      <text:p text:style-name="P5">Факультет информационных технологий и прикладной математики</text:p>
      <text:p text:style-name="P5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5">3</text:span><text:span text:style-name="T1"> по курсу</text:span><text:span text:style-name="T4"> </text:span></text:p>
      <text:p text:style-name="P6">«Операционные системы»</text:p>
      <text:p text:style-name="P4"/>
      <text:p text:style-name="P7"><text:span text:style-name="T3">Управление </text:span><text:span text:style-name="T10">потоками</text:span><text:span text:style-name="T3"> и синхронизация</text:span></text:p>
      <text:p text:style-name="P2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6">Студент: </text:span><text:span text:style-name="T9">Семенов Илья Михайлович</text:span></text:p>
      <text:p text:style-name="P12"><text:span text:style-name="T6">Группа: М80 – 20</text:span><text:span text:style-name="T7">6</text:span><text:span text:style-name="T6">Б-18</text:span></text:p>
      <text:p text:style-name="P12"><text:span text:style-name="T6">Вариант: </text:span><text:span text:style-name="T7">21</text:span></text:p>
      <text:p text:style-name="P8">Преподаватель: Соколов Андрей <text:s/>Алексеевич</text:p>
      <text:p text:style-name="P8">Оценка: ___________</text:p>
      <text:p text:style-name="P8">Дата: ___________</text:p>
      <text:p text:style-name="P10"><text:span text:style-name="T8">Подпись</text:span><text:span text:style-name="T6">: ___________</text:span></text:p>
      <text:p text:style-name="P9"/>
      <text:p text:style-name="P9"/>
      <text:p text:style-name="P9">Москва, 2019</text:p>
      <text:h text:style-name="P27" text:outline-level="1">Постановка задачи</text:h>
      <text:p text:style-name="P14">Составить и отладить программу на языке Си, обрабатывающую данные в многопоточном режиме. Использовать стандартные средства создания потоков операционной системы Unix. Предусмотреть возможность ограничить максимальное количество потоков, используемых в программе. </text:p>
      <text:p text:style-name="P14"><text:span text:style-name="T13">Вариант задания:</text:span><text:span text:style-name="T11"> 21. Произвести поиск кратчайшего пути в графе поиском в ширину. Граф задается матрицей смежности, где элементы этой матрицы указывают расстояние между вершинами.</text:span></text:p>
      <text:h text:style-name="P29" text:outline-level="1">Общие сведения о программе</text:h>
      <text:p text:style-name="P17">Программа состоит из файла <text:span text:style-name="T13">main.c,</text:span> <text:span text:style-name="T13">adjacency_list.c, adjacency_list.h</text:span><text:span text:style-name="T11">,</text:span><text:span text:style-name="T13"> queue.c, queue.h.</text:span></text:p>
      <text:p text:style-name="P18">В <text:span text:style-name="T13">main.c</text:span> реализован многопоточный алгоритм поиска в ширину в графе.</text:p>
      <text:p text:style-name="P18">В <text:span text:style-name="T13">adjacency_list.c</text:span> и <text:span text:style-name="T13">adjacency_list.h</text:span> реализована структура, называемая списком смежности, необходимая в этой программе для более удобного представления графа.</text:p>
      <text:p text:style-name="P18">В <text:span text:style-name="T13">queue.c</text:span> и <text:span text:style-name="T13">queue.h</text:span> реализована очередь, без которой невозможно реализовать любой обход в ширину.</text:p>
      <text:p text:style-name="P18">В программе используются заголов<text:span text:style-name="T15">о</text:span>чные файлы <text:span text:style-name="T15">stdio.h, pthread.h, stdbool.h, ctype.h.</text:span></text:p>
      <text:p text:style-name="P20">Используются следующие системные вызовы</text:p>
      <text:list xml:id="list1396407569" text:style-name="L2">
        <text:list-item>
          <text:p text:style-name="P15">pthread_create<text:span text:style-name="T11"> — создает новый поток выполнения в программе.</text:span></text:p>
        </text:list-item>
        <text:list-item>
          <text:p text:style-name="P15">pthread_mutex_init —<text:span text:style-name="T11"> инициализирует мьютекс.</text:span></text:p>
        </text:list-item>
        <text:list-item>
          <text:p text:style-name="P15">pthread_mutex_lock —<text:span text:style-name="T11"> блокирует мьютекс.</text:span></text:p>
        </text:list-item>
        <text:list-item>
          <text:p text:style-name="P15">pthread_mutex_unlock —<text:span text:style-name="T11"> разблокирует мьютекс.</text:span></text:p>
        </text:list-item>
        <text:list-item>
          <text:p text:style-name="P15">pthread_join —<text:span text:style-name="T11"> дожидается завершения переданного потока, после чего получает его выходное значение и позволяет программе продолжить работу.</text:span></text:p>
        </text:list-item>
      </text:list>
      <text:h text:style-name="P30" text:outline-level="1">Общий метод и <text:s/>алгоритм решения</text:h>
      <text:list xml:id="list1917280406" text:style-name="L3">
        <text:list-item>
          <text:p text:style-name="P21">Получить из входного потока матрицу смежности графа, номер вершины для начала поиска в ширину и максимальное возможное количество потоков, обработать возможные ошибки ввода.</text:p>
        </text:list-item>
        <text:list-item>
          <text:p text:style-name="P21">Преобразовать матрицу смежности в список смежности, представленный в файлах <text:span text:style-name="T13">adjacency_list</text:span><text:span text:style-name="T11">.</text:span></text:p>
        </text:list-item>
        <text:list-item>
          <text:p text:style-name="P21"><text:soft-page-break/><text:span text:style-name="T11">Создать и инициализировать два мьютекса, для синхронизации доступа, а также создать структуру с параметрами, используемыми в функции, вызываемой в отдельных потоках</text:span></text:p>
        </text:list-item>
        <text:list-item>
          <text:p text:style-name="P21"><text:span text:style-name="T11">Запустить функцию обхода в ширину многопоточно. Функция принимает в параметрах номер вершины, из которой происходит обход. Сначала подсчитывается расстояние до вершин, смежных с данной, если в некоторых вершинах удалось его уменьшить, они помещаются в вектор вершин для пересчета.</text:span></text:p>
        </text:list-item>
        <text:list-item>
          <text:p text:style-name="P21"><text:span text:style-name="T11">Проверить, сколько еще можно создать потоков, запустить функцию в отдельном потоке для максимально возможного количества вершин из ранее полученного вектора. Для оставшихся вершин запустить стандартный поиск в ширину с использованием очереди. При поиске в ширину стартовые вершины добавляются в очередь, далее, пока очередь не пуста, из нее извлекается </text:span><text:span text:style-name="T12">первый элемент, пересчитываются расстояние до соседних с этим элементом вершин. Вершины, для которых оно изменилось снова добавляются в очередь. К массиву с результатом и переменной, в которой хранится количество потоков, которые можно создать, осуществляется синхронизированный доступ.</text:span></text:p>
        </text:list-item>
        <text:list-item>
          <text:p text:style-name="P22"><text:span text:style-name="T11">После завершения обхода в ширину, необходимо подождать завершения дочерних потоков, и освободить использованную ранее память в куче.</text:span></text:p>
        </text:list-item>
        <text:list-item>
          <text:p text:style-name="P22"><text:span text:style-name="T11">После завершения работы самого первого потока, вывести результат.</text:span></text:p>
        </text:list-item>
      </text:list>
      <text:h text:style-name="P31" text:outline-level="1">Код программы</text:h>
      <text:p text:style-name="P16">main.c: </text:p>
      <text:p text:style-name="P36"><text:span text:style-name="T22">int </text:span><text:span text:style-name="T19">main(</text:span><text:span text:style-name="T22">int </text:span><text:span text:style-name="T19">argc, </text:span><text:span text:style-name="T22">char</text:span><text:span text:style-name="T19">** argv) {</text:span></text:p>
      <text:p text:style-name="P37"><text:s text:c="4"/><text:span text:style-name="T23">if </text:span><text:span text:style-name="T28">(argc &lt; </text:span><text:span text:style-name="T30">3</text:span><text:span text:style-name="T28">) {</text:span></text:p>
      <text:p text:style-name="P37"><text:s text:c="8"/><text:span text:style-name="T28">printf(</text:span><text:span text:style-name="T21">"Not enough arguments</text:span><text:span text:style-name="T23">\n</text:span><text:span text:style-name="T21">"</text:span><text:span text:style-name="T28">);</text:span></text:p>
      <text:p text:style-name="P37"><text:s text:c="8"/><text:span text:style-name="T28">exit(</text:span><text:span text:style-name="T30">1</text:span><text:span text:style-name="T28">);</text:span></text:p>
      <text:p text:style-name="P37"><text:s text:c="4"/><text:span text:style-name="T28">}</text:span></text:p>
      <text:p text:style-name="P37"><text:s text:c="4"/><text:span text:style-name="T27">FILE</text:span><text:span text:style-name="T28">* file = fopen(argv[</text:span><text:span text:style-name="T30">1</text:span><text:span text:style-name="T28">], </text:span><text:span text:style-name="T21">"r"</text:span><text:span text:style-name="T28">);</text:span></text:p>
      <text:p text:style-name="P37"><text:s text:c="4"/><text:span text:style-name="T23">if </text:span><text:span text:style-name="T28">(!file) {</text:span></text:p>
      <text:p text:style-name="P37"><text:s text:c="8"/><text:span text:style-name="T28">printf(</text:span><text:span text:style-name="T21">"Wrong filename</text:span><text:span text:style-name="T23">\n</text:span><text:span text:style-name="T21">"</text:span><text:span text:style-name="T28">);</text:span></text:p>
      <text:p text:style-name="P37"><text:s text:c="8"/><text:span text:style-name="T28">exit(</text:span><text:span text:style-name="T30">1</text:span><text:span text:style-name="T28">);</text:span></text:p>
      <text:p text:style-name="P37"><text:s text:c="4"/><text:span text:style-name="T28">}</text:span></text:p>
      <text:p text:style-name="P37"><text:s text:c="4"/><text:span text:style-name="T23">int </text:span><text:span text:style-name="T28">*max_thread_count = malloc(</text:span><text:span text:style-name="T23">sizeof</text:span><text:span text:style-name="T28">(</text:span><text:span text:style-name="T23">int</text:span><text:span text:style-name="T28">));</text:span></text:p>
      <text:p text:style-name="P37"><text:s text:c="4"/><text:span text:style-name="T28">*max_thread_count = parse_count(argv[</text:span><text:span text:style-name="T30">2</text:span><text:span text:style-name="T28">]);</text:span></text:p>
      <text:p text:style-name="P37"><text:s text:c="4"/><text:span text:style-name="T23">if </text:span><text:span text:style-name="T28">(*max_thread_count &lt;= </text:span><text:span text:style-name="T30">0</text:span><text:span text:style-name="T28">) {</text:span></text:p>
      <text:p text:style-name="P37"><text:s text:c="8"/><text:span text:style-name="T28">printf(</text:span><text:span text:style-name="T21">"Incorrect thread count</text:span><text:span text:style-name="T23">\n</text:span><text:span text:style-name="T21">"</text:span><text:span text:style-name="T28">);</text:span></text:p>
      <text:p text:style-name="P37"><text:s text:c="8"/><text:span text:style-name="T28">exit(</text:span><text:span text:style-name="T30">1</text:span><text:span text:style-name="T28">);</text:span></text:p>
      <text:p text:style-name="P37"><text:s text:c="4"/><text:span text:style-name="T28">}</text:span></text:p>
      <text:p text:style-name="P37"><text:s text:c="4"/><text:span text:style-name="T23">int </text:span><text:span text:style-name="T28">n;</text:span></text:p>
      <text:p text:style-name="P37"><text:s text:c="4"/><text:span text:style-name="T28">fscanf(file, </text:span><text:span text:style-name="T21">"</text:span><text:span text:style-name="T23">%d</text:span><text:span text:style-name="T21">"</text:span><text:span text:style-name="T28">, &amp;n);</text:span></text:p>
      <text:p text:style-name="P37"><text:s text:c="4"/><text:span text:style-name="T23">int </text:span><text:span text:style-name="T28">matrix[n][n];</text:span></text:p>
      <text:p text:style-name="P37"><text:s text:c="4"/><text:span text:style-name="T23">for </text:span><text:span text:style-name="T28">(</text:span><text:span text:style-name="T23">int </text:span><text:span text:style-name="T28">i = </text:span><text:span text:style-name="T30">0</text:span><text:span text:style-name="T28">; i &lt; n; ++i) {</text:span></text:p>
      <text:p text:style-name="P37"><text:s text:c="8"/><text:span text:style-name="T23">for </text:span><text:span text:style-name="T28">(</text:span><text:span text:style-name="T23">int </text:span><text:span text:style-name="T28">j = </text:span><text:span text:style-name="T30">0</text:span><text:span text:style-name="T28">; j &lt; n; ++j) {</text:span></text:p>
      <text:p text:style-name="P37"><text:soft-page-break/><text:s text:c="12"/><text:span text:style-name="T28">fscanf(file, </text:span><text:span text:style-name="T21">"</text:span><text:span text:style-name="T23">%d</text:span><text:span text:style-name="T21">"</text:span><text:span text:style-name="T28">, &amp;matrix[i][j]);</text:span></text:p>
      <text:p text:style-name="P37"><text:s text:c="8"/><text:span text:style-name="T28">}</text:span></text:p>
      <text:p text:style-name="P37"><text:s text:c="4"/><text:span text:style-name="T28">}</text:span></text:p>
      <text:p text:style-name="P37"><text:s text:c="4"/><text:span text:style-name="T28">fclose(file);</text:span></text:p>
      <text:p text:style-name="P37"><text:s text:c="4"/><text:span text:style-name="T27">adjacency_list </text:span><text:span text:style-name="T28">*list = malloc(</text:span><text:span text:style-name="T23">sizeof</text:span><text:span text:style-name="T28">(</text:span><text:span text:style-name="T27">adjacency_list</text:span><text:span text:style-name="T28">));</text:span></text:p>
      <text:p text:style-name="P37"><text:s text:c="4"/><text:span text:style-name="T28">a_init(list);</text:span></text:p>
      <text:p text:style-name="P37"><text:s text:c="4"/><text:span text:style-name="T28">a_resize(list, n);</text:span></text:p>
      <text:p text:style-name="P37"><text:s text:c="4"/><text:span text:style-name="T23">for </text:span><text:span text:style-name="T28">(</text:span><text:span text:style-name="T23">int </text:span><text:span text:style-name="T28">i = </text:span><text:span text:style-name="T30">0</text:span><text:span text:style-name="T28">; i &lt; n; ++i) {</text:span></text:p>
      <text:p text:style-name="P37"><text:s text:c="8"/><text:span text:style-name="T23">for </text:span><text:span text:style-name="T28">(</text:span><text:span text:style-name="T23">int </text:span><text:span text:style-name="T28">j = </text:span><text:span text:style-name="T30">0</text:span><text:span text:style-name="T28">; j &lt; n; ++j) {</text:span></text:p>
      <text:p text:style-name="P37"><text:s text:c="12"/><text:span text:style-name="T23">if </text:span><text:span text:style-name="T28">(matrix[i][j] != </text:span><text:span text:style-name="T30">0</text:span><text:span text:style-name="T28">) {</text:span></text:p>
      <text:p text:style-name="P37"><text:s text:c="16"/><text:span text:style-name="T28">v_push(&amp;list-&gt;</text:span><text:span text:style-name="T29">vecs</text:span><text:span text:style-name="T28">[i], (</text:span><text:span text:style-name="T27">pair</text:span><text:span text:style-name="T28">) {j, matrix[i][j]});</text:span></text:p>
      <text:p text:style-name="P37"><text:s text:c="12"/><text:span text:style-name="T28">}</text:span></text:p>
      <text:p text:style-name="P37"><text:s text:c="8"/><text:span text:style-name="T28">}</text:span></text:p>
      <text:p text:style-name="P37"><text:s text:c="4"/><text:span text:style-name="T28">}</text:span></text:p>
      <text:p text:style-name="P37"><text:s text:c="4"/><text:span text:style-name="T27">size_t </text:span><text:span text:style-name="T28">vertex_number;</text:span></text:p>
      <text:p text:style-name="P37"><text:s text:c="4"/><text:span text:style-name="T23">int </text:span><text:span text:style-name="T28">*result = malloc(</text:span><text:span text:style-name="T23">sizeof</text:span><text:span text:style-name="T28">(</text:span><text:span text:style-name="T23">int</text:span><text:span text:style-name="T28">) * n);</text:span></text:p>
      <text:p text:style-name="P37"><text:s text:c="4"/><text:span text:style-name="T23">for </text:span><text:span text:style-name="T28">(</text:span><text:span text:style-name="T23">int </text:span><text:span text:style-name="T28">i = </text:span><text:span text:style-name="T30">0</text:span><text:span text:style-name="T28">; i &lt; n; ++i) {</text:span></text:p>
      <text:p text:style-name="P37"><text:s text:c="8"/><text:span text:style-name="T28">result[i] = -</text:span><text:span text:style-name="T30">1</text:span><text:span text:style-name="T28">;</text:span></text:p>
      <text:p text:style-name="P37"><text:s text:c="4"/><text:span text:style-name="T28">}</text:span></text:p>
      <text:p text:style-name="P37"><text:s text:c="4"/><text:span text:style-name="T27">pthread_mutex_t </text:span><text:span text:style-name="T28">*mutex = malloc(</text:span><text:span text:style-name="T23">sizeof</text:span><text:span text:style-name="T28">(</text:span><text:span text:style-name="T27">pthread_mutex_t</text:span><text:span text:style-name="T28">) * n);</text:span></text:p>
      <text:p text:style-name="P37"><text:s text:c="4"/><text:span text:style-name="T28">pthread_mutex_init(mutex, </text:span><text:span text:style-name="T32">NULL</text:span><text:span text:style-name="T28">);</text:span></text:p>
      <text:p text:style-name="P37"><text:s text:c="4"/><text:span text:style-name="T27">pthread_mutex_t</text:span><text:span text:style-name="T28">* thread_count_mutex = malloc(</text:span><text:span text:style-name="T23">sizeof</text:span><text:span text:style-name="T28">(</text:span><text:span text:style-name="T27">pthread_mutex_t</text:span><text:span text:style-name="T28">));</text:span></text:p>
      <text:p text:style-name="P37"><text:s text:c="4"/><text:span text:style-name="T28">pthread_mutex_init(thread_count_mutex, </text:span><text:span text:style-name="T32">NULL</text:span><text:span text:style-name="T28">);</text:span></text:p>
      <text:p text:style-name="P37"><text:s text:c="4"/><text:span text:style-name="T28">printf(</text:span><text:span text:style-name="T21">"Enter vertex to start search</text:span><text:span text:style-name="T23">\n</text:span><text:span text:style-name="T21">"</text:span><text:span text:style-name="T28">);</text:span></text:p>
      <text:p text:style-name="P37"><text:s text:c="4"/><text:span text:style-name="T28">scanf(</text:span><text:span text:style-name="T21">"</text:span><text:span text:style-name="T23">%ld</text:span><text:span text:style-name="T21">"</text:span><text:span text:style-name="T28">, &amp;vertex_number);</text:span></text:p>
      <text:p text:style-name="P37"><text:s text:c="4"/><text:span text:style-name="T23">while </text:span><text:span text:style-name="T28">(vertex_number &gt; n || vertex_number == </text:span><text:span text:style-name="T30">0</text:span><text:span text:style-name="T28">) {</text:span></text:p>
      <text:p text:style-name="P37"><text:s text:c="8"/><text:span text:style-name="T28">printf(</text:span><text:span text:style-name="T21">"Vertex number must be &lt; </text:span><text:span text:style-name="T23">%d\n</text:span><text:span text:style-name="T20"> </text:span><text:span text:style-name="T21">and &gt; 0</text:span><text:span text:style-name="T23">\n</text:span><text:span text:style-name="T21">"</text:span><text:span text:style-name="T28">, n);</text:span></text:p>
      <text:p text:style-name="P37"><text:s text:c="8"/><text:span text:style-name="T28">printf(</text:span><text:span text:style-name="T21">"Enter vertex to start search</text:span><text:span text:style-name="T23">\n</text:span><text:span text:style-name="T21">"</text:span><text:span text:style-name="T28">);</text:span></text:p>
      <text:p text:style-name="P37"><text:s text:c="8"/><text:span text:style-name="T28">scanf(</text:span><text:span text:style-name="T21">"</text:span><text:span text:style-name="T23">%ld</text:span><text:span text:style-name="T21">"</text:span><text:span text:style-name="T28">, &amp;vertex_number);</text:span></text:p>
      <text:p text:style-name="P37"><text:s text:c="4"/><text:span text:style-name="T28">}</text:span></text:p>
      <text:p text:style-name="P37"><text:s text:c="4"/><text:span text:style-name="T28">vertex_number--;</text:span></text:p>
      <text:p text:style-name="P37"><text:s text:c="4"/><text:span text:style-name="T28">result[vertex_number] = </text:span><text:span text:style-name="T30">0</text:span><text:span text:style-name="T28">;</text:span></text:p>
      <text:p text:style-name="P37"><text:s text:c="4"/><text:span text:style-name="T28">(*max_thread_count)--;</text:span></text:p>
      <text:p text:style-name="P37"><text:s text:c="4"/><text:span text:style-name="T27">thread_params </text:span><text:span text:style-name="T28">parameters = (</text:span><text:span text:style-name="T27">thread_params</text:span><text:span text:style-name="T28">) {.</text:span><text:span text:style-name="T29">max_thread_count </text:span><text:span text:style-name="T28">= max_thread_count,</text:span></text:p>
      <text:p text:style-name="P37"><text:s text:c="12"/><text:span text:style-name="T28">.</text:span><text:span text:style-name="T29">result </text:span><text:span text:style-name="T28">= result,</text:span></text:p>
      <text:p text:style-name="P37"><text:s text:c="12"/><text:span text:style-name="T28">.</text:span><text:span text:style-name="T29">current_vertex </text:span><text:span text:style-name="T28">= vertex_number,</text:span></text:p>
      <text:p text:style-name="P37"><text:s text:c="12"/><text:span text:style-name="T28">.</text:span><text:span text:style-name="T29">list </text:span><text:span text:style-name="T28">= list,</text:span></text:p>
      <text:p text:style-name="P37"><text:s text:c="12"/><text:span text:style-name="T28">.</text:span><text:span text:style-name="T29">mutex </text:span><text:span text:style-name="T28">= mutex,</text:span></text:p>
      <text:p text:style-name="P37"><text:s text:c="12"/><text:span text:style-name="T28">.</text:span><text:span text:style-name="T29">thread_count_mutex </text:span><text:span text:style-name="T28">= thread_count_mutex};</text:span></text:p>
      <text:p text:style-name="P37"><text:s text:c="4"/><text:span text:style-name="T27">pthread_t</text:span><text:span text:style-name="T28">* first_thread = malloc(</text:span><text:span text:style-name="T23">sizeof</text:span><text:span text:style-name="T28">(</text:span><text:span text:style-name="T27">pthread_t</text:span><text:span text:style-name="T28">));</text:span></text:p>
      <text:p text:style-name="P37"><text:s text:c="4"/><text:span text:style-name="T28">pthread_create(first_thread, </text:span><text:span text:style-name="T32">NULL</text:span><text:span text:style-name="T28">, bfs, &amp;parameters);</text:span></text:p>
      <text:p text:style-name="P37"><text:s text:c="4"/><text:span text:style-name="T28">pthread_join(*first_thread, </text:span><text:span text:style-name="T32">NULL</text:span><text:span text:style-name="T28">);</text:span></text:p>
      <text:p text:style-name="P37"><text:s text:c="4"/><text:span text:style-name="T23">for </text:span><text:span text:style-name="T28">(</text:span><text:span text:style-name="T23">int </text:span><text:span text:style-name="T28">i = </text:span><text:span text:style-name="T30">0</text:span><text:span text:style-name="T28">; i &lt; n; ++i) {</text:span></text:p>
      <text:p text:style-name="P37"><text:s text:c="8"/><text:span text:style-name="T28">printf(</text:span><text:span text:style-name="T21">"</text:span><text:span text:style-name="T23">%d</text:span><text:span text:style-name="T21">:</text:span><text:span text:style-name="T23">%d</text:span><text:span text:style-name="T20"> </text:span><text:span text:style-name="T21">"</text:span><text:span text:style-name="T28">, i + </text:span><text:span text:style-name="T30">1</text:span><text:span text:style-name="T28">, result[i]);</text:span></text:p>
      <text:p text:style-name="P37"><text:s text:c="4"/><text:span text:style-name="T28">}</text:span></text:p>
      <text:p text:style-name="P37"><text:s text:c="4"/><text:span text:style-name="T28">printf(</text:span><text:span text:style-name="T21">"</text:span><text:span text:style-name="T23">\n</text:span><text:span text:style-name="T21">"</text:span><text:span text:style-name="T28">);</text:span></text:p>
      <text:p text:style-name="P37"><text:s text:c="4"/><text:span text:style-name="T23">return </text:span><text:span text:style-name="T30">0</text:span><text:span text:style-name="T28">;</text:span></text:p>
      <text:p text:style-name="P38">}</text:p>
      <text:p text:style-name="P36"><text:span text:style-name="T19"/></text:p>
      <text:p text:style-name="P16">adjacency_list.h</text:p>
      <text:p text:style-name="P34"><text:span text:style-name="T16">#ifndef </text:span><text:span text:style-name="T33">OS_LAB_3_ADJACENCY_LIST_H</text:span></text:p>
      <text:p text:style-name="P33"><text:span text:style-name="T16">#define </text:span><text:span text:style-name="T33">OS_LAB_3_ADJACENCY_LIST_H</text:span></text:p>
      <text:p text:style-name="P33"><text:span text:style-name="T16">#include </text:span><text:span text:style-name="T19">&lt;stdlib.h&gt;</text:span></text:p>
      <text:p text:style-name="P33"><text:span text:style-name="T16">#include </text:span><text:span text:style-name="T19">&lt;stdbool.h&gt;</text:span></text:p>
      <text:p text:style-name="P33"><text:soft-page-break/><text:span text:style-name="T22">typedef struct </text:span><text:span text:style-name="T24">Pair </text:span><text:span text:style-name="T26">pair</text:span>;</text:p>
      <text:p text:style-name="P33"><text:span text:style-name="T22">struct </text:span><text:span text:style-name="T24">Pair </text:span>{</text:p>
      <text:p text:style-name="P37"><text:s text:c="4"/><text:span text:style-name="T23">int </text:span><text:span text:style-name="T29">vertex_number</text:span><text:span text:style-name="T28">;</text:span></text:p>
      <text:p text:style-name="P37"><text:s text:c="4"/><text:span text:style-name="T23">int </text:span><text:span text:style-name="T29">length</text:span><text:span text:style-name="T28">;</text:span></text:p>
      <text:p text:style-name="P33">};</text:p>
      <text:p text:style-name="P33"><text:span text:style-name="T22">typedef struct </text:span><text:span text:style-name="T24">Vector </text:span><text:span text:style-name="T26">vector</text:span>;</text:p>
      <text:p text:style-name="P33"><text:span text:style-name="T22">struct </text:span><text:span text:style-name="T24">Vector </text:span>{</text:p>
      <text:p text:style-name="P37"><text:s text:c="4"/><text:span text:style-name="T27">size_t </text:span><text:span text:style-name="T29">size</text:span><text:span text:style-name="T28">;</text:span></text:p>
      <text:p text:style-name="P37"><text:s text:c="4"/><text:span text:style-name="T27">size_t </text:span><text:span text:style-name="T29">capacity</text:span><text:span text:style-name="T28">;</text:span></text:p>
      <text:p text:style-name="P37"><text:s text:c="4"/><text:span text:style-name="T27">pair</text:span><text:span text:style-name="T28">* </text:span><text:span text:style-name="T29">data</text:span><text:span text:style-name="T28">;</text:span></text:p>
      <text:p text:style-name="P33">};</text:p>
      <text:p text:style-name="P33"><text:span text:style-name="T22">void </text:span>v_init(<text:span text:style-name="T26">vector</text:span>* v);</text:p>
      <text:p text:style-name="P33"><text:span text:style-name="T33">bool </text:span>v_empty(<text:span text:style-name="T26">vector</text:span>* v);</text:p>
      <text:p text:style-name="P33"><text:span text:style-name="T26">size_t </text:span>v_size(<text:span text:style-name="T26">vector</text:span>* v);</text:p>
      <text:p text:style-name="P33"><text:span text:style-name="T26">pair </text:span>v_get(<text:span text:style-name="T26">vector</text:span>* v, <text:span text:style-name="T26">size_t </text:span>index);</text:p>
      <text:p text:style-name="P33"><text:span text:style-name="T22">void </text:span>v_put(<text:span text:style-name="T26">vector</text:span>* v, <text:span text:style-name="T26">size_t </text:span>index, <text:span text:style-name="T26">pair </text:span>elem);</text:p>
      <text:p text:style-name="P33"><text:span text:style-name="T22">void </text:span>v_resize(<text:span text:style-name="T26">vector</text:span>* v, <text:span text:style-name="T26">size_t </text:span>new_size);</text:p>
      <text:p text:style-name="P33"><text:span text:style-name="T22">void </text:span>v_push(<text:span text:style-name="T26">vector</text:span>* v, <text:span text:style-name="T26">pair </text:span>elem);</text:p>
      <text:p text:style-name="P33"><text:span text:style-name="T22">void </text:span>v_destroy(<text:span text:style-name="T26">vector</text:span>* v);</text:p>
      <text:p text:style-name="P33"><text:span text:style-name="T22">typedef struct </text:span><text:span text:style-name="T24">Adjacency_list </text:span><text:span text:style-name="T26">adjacency_list</text:span>;</text:p>
      <text:p text:style-name="P33"><text:span text:style-name="T22">struct </text:span><text:span text:style-name="T24">Adjacency_list </text:span>{</text:p>
      <text:p text:style-name="P37"><text:s text:c="4"/><text:span text:style-name="T27">size_t </text:span><text:span text:style-name="T29">size</text:span><text:span text:style-name="T28">;</text:span></text:p>
      <text:p text:style-name="P37"><text:s text:c="4"/><text:span text:style-name="T27">vector</text:span><text:span text:style-name="T28">* </text:span><text:span text:style-name="T29">vecs</text:span><text:span text:style-name="T28">;</text:span></text:p>
      <text:p text:style-name="P33">};</text:p>
      <text:p text:style-name="P33"><text:span text:style-name="T22">void </text:span>a_init(<text:span text:style-name="T26">adjacency_list</text:span>* list);</text:p>
      <text:p text:style-name="P33"><text:span text:style-name="T22">void </text:span>a_resize(<text:span text:style-name="T26">adjacency_list</text:span>* list, <text:span text:style-name="T26">size_t </text:span>new_size);</text:p>
      <text:p text:style-name="P33"><text:span text:style-name="T22">void </text:span>a_destroy(<text:span text:style-name="T26">adjacency_list</text:span>* list);</text:p>
      <text:p text:style-name="P39"><text:span text:style-name="T18">#endif </text:span><text:span text:style-name="T35">//OS_LAB_3_ADJACENCY_LIST_H</text:span></text:p>
      <text:p text:style-name="P40"><text:span text:style-name="T14">adjacency_list.c</text:span></text:p>
      <text:p text:style-name="P34"><text:span text:style-name="T16">#include </text:span><text:span text:style-name="T19">"adjacency_list.h"</text:span></text:p>
      <text:p text:style-name="P33"><text:span text:style-name="T33">bool </text:span>v_empty(<text:span text:style-name="T26">vector</text:span>* v) {</text:p>
      <text:p text:style-name="P37"><text:s text:c="4"/><text:span text:style-name="T23">return </text:span><text:span text:style-name="T28">v-&gt;</text:span><text:span text:style-name="T29">size </text:span><text:span text:style-name="T28">== </text:span><text:span text:style-name="T30">0</text:span><text:span text:style-name="T28">;</text:span></text:p>
      <text:p text:style-name="P33">}</text:p>
      <text:p text:style-name="P33"><text:span text:style-name="T26">size_t </text:span>v_size(<text:span text:style-name="T26">vector</text:span>* v) {</text:p>
      <text:p text:style-name="P37"><text:s text:c="4"/><text:span text:style-name="T23">return </text:span><text:span text:style-name="T28">v-&gt;</text:span><text:span text:style-name="T29">size</text:span><text:span text:style-name="T28">;</text:span></text:p>
      <text:p text:style-name="P33">}</text:p>
      <text:p text:style-name="P33"><text:span text:style-name="T22">void </text:span>v_init(<text:span text:style-name="T26">vector</text:span>* v) {</text:p>
      <text:p text:style-name="P37"><text:s text:c="4"/><text:span text:style-name="T28">v-&gt;</text:span><text:span text:style-name="T29">data </text:span><text:span text:style-name="T28">= </text:span><text:span text:style-name="T32">NULL</text:span><text:span text:style-name="T28">;</text:span></text:p>
      <text:p text:style-name="P37"><text:s text:c="4"/><text:span text:style-name="T28">v-&gt;</text:span><text:span text:style-name="T29">size </text:span><text:span text:style-name="T28">= </text:span><text:span text:style-name="T30">0</text:span><text:span text:style-name="T28">;</text:span></text:p>
      <text:p text:style-name="P37"><text:s text:c="4"/><text:span text:style-name="T28">v-&gt;</text:span><text:span text:style-name="T29">capacity </text:span><text:span text:style-name="T28">= </text:span><text:span text:style-name="T30">0</text:span><text:span text:style-name="T28">;</text:span></text:p>
      <text:p text:style-name="P33">}</text:p>
      <text:p text:style-name="P33"><text:span text:style-name="T26">pair </text:span>v_get(<text:span text:style-name="T26">vector</text:span>* v, <text:span text:style-name="T26">size_t </text:span>index) {</text:p>
      <text:p text:style-name="P37"><text:s text:c="4"/><text:span text:style-name="T23">if </text:span><text:span text:style-name="T28">(index &lt; v-&gt;</text:span><text:span text:style-name="T29">size</text:span><text:span text:style-name="T28">) {</text:span></text:p>
      <text:p text:style-name="P37"><text:s text:c="8"/><text:span text:style-name="T23">return </text:span><text:span text:style-name="T28">v-&gt;</text:span><text:span text:style-name="T29">data</text:span><text:span text:style-name="T28">[index];</text:span></text:p>
      <text:p text:style-name="P37"><text:s text:c="4"/><text:span text:style-name="T28">}</text:span></text:p>
      <text:p text:style-name="P33">}</text:p>
      <text:p text:style-name="P33"><text:span text:style-name="T22">void </text:span>v_put(<text:span text:style-name="T26">vector</text:span>* v, <text:span text:style-name="T26">size_t </text:span>index, <text:span text:style-name="T26">pair </text:span>elem) {</text:p>
      <text:p text:style-name="P37"><text:s text:c="4"/><text:span text:style-name="T23">if </text:span><text:span text:style-name="T28">(index &lt; v-&gt;</text:span><text:span text:style-name="T29">size</text:span><text:span text:style-name="T28">) {</text:span></text:p>
      <text:p text:style-name="P37"><text:s text:c="8"/><text:span text:style-name="T28">v-&gt;</text:span><text:span text:style-name="T29">data</text:span><text:span text:style-name="T28">[index] = elem;</text:span></text:p>
      <text:p text:style-name="P37"><text:s text:c="4"/><text:span text:style-name="T28">}</text:span></text:p>
      <text:p text:style-name="P33">}</text:p>
      <text:p text:style-name="P33"><text:span text:style-name="T22">void </text:span>v_resize(<text:span text:style-name="T26">vector</text:span>* v, <text:span text:style-name="T26">size_t </text:span>new_size) {</text:p>
      <text:p text:style-name="P37"><text:s text:c="4"/><text:span text:style-name="T23">if </text:span><text:span text:style-name="T28">(new_size == </text:span><text:span text:style-name="T30">0</text:span><text:span text:style-name="T28">) {</text:span></text:p>
      <text:p text:style-name="P37"><text:s text:c="8"/><text:span text:style-name="T28">v-&gt;</text:span><text:span text:style-name="T29">capacity </text:span><text:span text:style-name="T28">= </text:span><text:span text:style-name="T30">0</text:span><text:span text:style-name="T28">;</text:span></text:p>
      <text:p text:style-name="P37"><text:s text:c="8"/><text:span text:style-name="T28">v-&gt;</text:span><text:span text:style-name="T29">size </text:span><text:span text:style-name="T28">= </text:span><text:span text:style-name="T30">0</text:span><text:span text:style-name="T28">;</text:span></text:p>
      <text:p text:style-name="P37"><text:soft-page-break/><text:s text:c="8"/><text:span text:style-name="T28">free(v-&gt;</text:span><text:span text:style-name="T29">data</text:span><text:span text:style-name="T28">);</text:span></text:p>
      <text:p text:style-name="P37"><text:s text:c="8"/><text:span text:style-name="T28">v-&gt;</text:span><text:span text:style-name="T29">data </text:span><text:span text:style-name="T28">= </text:span><text:span text:style-name="T32">NULL</text:span><text:span text:style-name="T28">;</text:span></text:p>
      <text:p text:style-name="P37"><text:s text:c="4"/><text:span text:style-name="T28">} <text:s/></text:span><text:span text:style-name="T23">else </text:span><text:span text:style-name="T28">{</text:span></text:p>
      <text:p text:style-name="P37"><text:s text:c="8"/><text:span text:style-name="T28">v-&gt;</text:span><text:span text:style-name="T29">data </text:span><text:span text:style-name="T28">= realloc(v-&gt;</text:span><text:span text:style-name="T29">data</text:span><text:span text:style-name="T28">, new_size * </text:span><text:span text:style-name="T23">sizeof</text:span><text:span text:style-name="T28">(</text:span><text:span text:style-name="T27">pair</text:span><text:span text:style-name="T28">));</text:span></text:p>
      <text:p text:style-name="P37"><text:s text:c="8"/><text:span text:style-name="T28">v-&gt;</text:span><text:span text:style-name="T29">size </text:span><text:span text:style-name="T28">= new_size;</text:span></text:p>
      <text:p text:style-name="P37"><text:s text:c="8"/><text:span text:style-name="T28">v-&gt;</text:span><text:span text:style-name="T29">capacity </text:span><text:span text:style-name="T28">= new_size;</text:span></text:p>
      <text:p text:style-name="P37"><text:s text:c="4"/><text:span text:style-name="T28">}</text:span></text:p>
      <text:p text:style-name="P33">}</text:p>
      <text:p text:style-name="P33"><text:span text:style-name="T22">void </text:span>v_push(<text:span text:style-name="T26">vector</text:span>* v, <text:span text:style-name="T26">pair </text:span>elem) {</text:p>
      <text:p text:style-name="P37"><text:s text:c="4"/><text:span text:style-name="T23">if </text:span><text:span text:style-name="T28">(v-&gt;</text:span><text:span text:style-name="T29">size </text:span><text:span text:style-name="T28">== v-&gt;</text:span><text:span text:style-name="T29">capacity</text:span><text:span text:style-name="T28">) {</text:span></text:p>
      <text:p text:style-name="P37"><text:s text:c="8"/><text:span text:style-name="T28">v-&gt;</text:span><text:span text:style-name="T29">capacity </text:span><text:span text:style-name="T28">= v-&gt;</text:span><text:span text:style-name="T29">capacity </text:span><text:span text:style-name="T28">== </text:span><text:span text:style-name="T30">0 </text:span><text:span text:style-name="T28">? </text:span><text:span text:style-name="T30">1 </text:span><text:span text:style-name="T28">: v-&gt;</text:span><text:span text:style-name="T29">capacity </text:span><text:span text:style-name="T28">* </text:span><text:span text:style-name="T30">2</text:span><text:span text:style-name="T28">;</text:span></text:p>
      <text:p text:style-name="P37"><text:s text:c="8"/><text:span text:style-name="T28">v-&gt;</text:span><text:span text:style-name="T29">data </text:span><text:span text:style-name="T28">= realloc(v-&gt;</text:span><text:span text:style-name="T29">data</text:span><text:span text:style-name="T28">, v-&gt;</text:span><text:span text:style-name="T29">capacity </text:span><text:span text:style-name="T28">* </text:span><text:span text:style-name="T23">sizeof</text:span><text:span text:style-name="T28">(</text:span><text:span text:style-name="T27">pair</text:span><text:span text:style-name="T28">));</text:span></text:p>
      <text:p text:style-name="P37"><text:s text:c="4"/><text:span text:style-name="T28">}</text:span></text:p>
      <text:p text:style-name="P37"><text:s text:c="4"/><text:span text:style-name="T28">v-&gt;</text:span><text:span text:style-name="T29">data</text:span><text:span text:style-name="T28">[v-&gt;</text:span><text:span text:style-name="T29">size</text:span><text:span text:style-name="T28">] = elem;</text:span></text:p>
      <text:p text:style-name="P37"><text:s text:c="4"/><text:span text:style-name="T28">v-&gt;</text:span><text:span text:style-name="T29">size</text:span><text:span text:style-name="T28">++;</text:span></text:p>
      <text:p text:style-name="P33">}</text:p>
      <text:p text:style-name="P33"><text:span text:style-name="T22">void </text:span>v_destroy(<text:span text:style-name="T26">vector</text:span>* v) {</text:p>
      <text:p text:style-name="P37"><text:s text:c="4"/><text:span text:style-name="T28">free(v-&gt;</text:span><text:span text:style-name="T29">data</text:span><text:span text:style-name="T28">);</text:span></text:p>
      <text:p text:style-name="P37"><text:s text:c="4"/><text:span text:style-name="T28">v-&gt;</text:span><text:span text:style-name="T29">data </text:span><text:span text:style-name="T28">= </text:span><text:span text:style-name="T32">NULL</text:span><text:span text:style-name="T28">;</text:span></text:p>
      <text:p text:style-name="P37"><text:s text:c="4"/><text:span text:style-name="T28">v-&gt;</text:span><text:span text:style-name="T29">size </text:span><text:span text:style-name="T28">= </text:span><text:span text:style-name="T30">0</text:span><text:span text:style-name="T28">;</text:span></text:p>
      <text:p text:style-name="P37"><text:s text:c="4"/><text:span text:style-name="T28">v-&gt;</text:span><text:span text:style-name="T29">capacity </text:span><text:span text:style-name="T28">= </text:span><text:span text:style-name="T30">0</text:span><text:span text:style-name="T28">;</text:span></text:p>
      <text:p text:style-name="P33">}</text:p>
      <text:p text:style-name="P33"><text:span text:style-name="T22">void </text:span>a_init(<text:span text:style-name="T26">adjacency_list</text:span>* list) {</text:p>
      <text:p text:style-name="P37"><text:s text:c="4"/><text:span text:style-name="T28">list-&gt;</text:span><text:span text:style-name="T29">size </text:span><text:span text:style-name="T28">= </text:span><text:span text:style-name="T30">0</text:span><text:span text:style-name="T28">;</text:span></text:p>
      <text:p text:style-name="P37"><text:s text:c="4"/><text:span text:style-name="T28">list-&gt;</text:span><text:span text:style-name="T29">vecs </text:span><text:span text:style-name="T28">= </text:span><text:span text:style-name="T32">NULL</text:span><text:span text:style-name="T28">;</text:span></text:p>
      <text:p text:style-name="P33">}</text:p>
      <text:p text:style-name="P33"><text:span text:style-name="T22">void </text:span>a_resize(<text:span text:style-name="T26">adjacency_list</text:span>* list, <text:span text:style-name="T26">size_t </text:span>new_size) {</text:p>
      <text:p text:style-name="P37"><text:s text:c="4"/><text:span text:style-name="T27">size_t </text:span><text:span text:style-name="T28">old_size = list-&gt;</text:span><text:span text:style-name="T29">size</text:span><text:span text:style-name="T28">;</text:span></text:p>
      <text:p text:style-name="P37"><text:s text:c="4"/><text:span text:style-name="T23">if </text:span><text:span text:style-name="T28">(old_size == new_size) {</text:span></text:p>
      <text:p text:style-name="P37"><text:s text:c="8"/><text:span text:style-name="T23">return</text:span><text:span text:style-name="T28">;</text:span></text:p>
      <text:p text:style-name="P37"><text:s text:c="4"/><text:span text:style-name="T28">}</text:span></text:p>
      <text:p text:style-name="P37"><text:s text:c="4"/><text:span text:style-name="T23">if </text:span><text:span text:style-name="T28">(old_size &gt; new_size) {</text:span></text:p>
      <text:p text:style-name="P37"><text:s text:c="8"/><text:span text:style-name="T23">for </text:span><text:span text:style-name="T28">(</text:span><text:span text:style-name="T23">int </text:span><text:span text:style-name="T28">i = new_size; i &lt; old_size; ++i) {</text:span></text:p>
      <text:p text:style-name="P37"><text:s text:c="12"/><text:span text:style-name="T28">v_destroy(&amp;list-&gt;</text:span><text:span text:style-name="T29">vecs</text:span><text:span text:style-name="T28">[i]);</text:span></text:p>
      <text:p text:style-name="P37"><text:s text:c="8"/><text:span text:style-name="T28">}</text:span></text:p>
      <text:p text:style-name="P37"><text:s text:c="8"/><text:span text:style-name="T28">list-&gt;</text:span><text:span text:style-name="T29">vecs </text:span><text:span text:style-name="T28">= realloc(list-&gt;</text:span><text:span text:style-name="T29">vecs</text:span><text:span text:style-name="T28">, new_size * </text:span><text:span text:style-name="T23">sizeof</text:span><text:span text:style-name="T28">(</text:span><text:span text:style-name="T27">vector</text:span><text:span text:style-name="T28">));</text:span></text:p>
      <text:p text:style-name="P37"><text:s text:c="4"/><text:span text:style-name="T28">} </text:span><text:span text:style-name="T23">else </text:span><text:span text:style-name="T28">{</text:span></text:p>
      <text:p text:style-name="P37"><text:s text:c="8"/><text:span text:style-name="T28">list-&gt;</text:span><text:span text:style-name="T29">vecs </text:span><text:span text:style-name="T28">= realloc(list-&gt;</text:span><text:span text:style-name="T29">vecs</text:span><text:span text:style-name="T28">, new_size * </text:span><text:span text:style-name="T23">sizeof</text:span><text:span text:style-name="T28">(</text:span><text:span text:style-name="T27">vector</text:span><text:span text:style-name="T28">));</text:span></text:p>
      <text:p text:style-name="P37"><text:s text:c="8"/><text:span text:style-name="T23">for </text:span><text:span text:style-name="T28">(</text:span><text:span text:style-name="T23">int </text:span><text:span text:style-name="T28">i = old_size; i &lt; new_size; ++i) {</text:span></text:p>
      <text:p text:style-name="P37"><text:s text:c="12"/><text:span text:style-name="T28">v_init(&amp;list-&gt;</text:span><text:span text:style-name="T29">vecs</text:span><text:span text:style-name="T28">[i]);</text:span></text:p>
      <text:p text:style-name="P37"><text:s text:c="8"/><text:span text:style-name="T28">}</text:span></text:p>
      <text:p text:style-name="P37"><text:s text:c="4"/><text:span text:style-name="T28">}</text:span></text:p>
      <text:p text:style-name="P37"><text:s text:c="4"/><text:span text:style-name="T28">list-&gt;</text:span><text:span text:style-name="T29">size </text:span><text:span text:style-name="T28">= new_size;</text:span></text:p>
      <text:p text:style-name="P33">}</text:p>
      <text:p text:style-name="P33"><text:span text:style-name="T22">void </text:span>a_destroy(<text:span text:style-name="T26">adjacency_list</text:span>* list) {</text:p>
      <text:p text:style-name="P37"><text:s text:c="4"/><text:span text:style-name="T23">for </text:span><text:span text:style-name="T28">(</text:span><text:span text:style-name="T23">int </text:span><text:span text:style-name="T28">i = </text:span><text:span text:style-name="T30">0</text:span><text:span text:style-name="T28">; i &lt; list-&gt;</text:span><text:span text:style-name="T29">size</text:span><text:span text:style-name="T28">; ++i) {</text:span></text:p>
      <text:p text:style-name="P37"><text:s text:c="8"/><text:span text:style-name="T28">v_destroy(&amp;list-&gt;</text:span><text:span text:style-name="T29">vecs</text:span><text:span text:style-name="T28">[i]);</text:span></text:p>
      <text:p text:style-name="P37"><text:s text:c="4"/><text:span text:style-name="T28">}</text:span></text:p>
      <text:p text:style-name="P37"><text:s text:c="4"/><text:span text:style-name="T28">free(list-&gt;</text:span><text:span text:style-name="T29">vecs</text:span><text:span text:style-name="T28">);</text:span></text:p>
      <text:p text:style-name="P37"><text:s text:c="4"/><text:span text:style-name="T28">list-&gt;</text:span><text:span text:style-name="T29">size </text:span><text:span text:style-name="T28">= </text:span><text:span text:style-name="T30">0</text:span><text:span text:style-name="T28">;</text:span></text:p>
      <text:p text:style-name="P37"><text:s text:c="4"/><text:span text:style-name="T28">list-&gt;</text:span><text:span text:style-name="T29">vecs </text:span><text:span text:style-name="T28">= NULL;</text:span></text:p>
      <text:p text:style-name="P38">}</text:p>
      <text:p text:style-name="P16">queue.h</text:p>
      <text:p text:style-name="P35"><text:span text:style-name="T17">#ifndef</text:span><text:span text:style-name="T16"> </text:span><text:span text:style-name="T31">OS_LAB_3_QUEUE_H</text:span></text:p>
      <text:p text:style-name="P33"><text:span text:style-name="T16">#define </text:span><text:span text:style-name="T33">OS_LAB_3_QUEUE_H</text:span></text:p>
      <text:p text:style-name="P33"><text:soft-page-break/><text:span text:style-name="T16">#include </text:span><text:span text:style-name="T19">&lt;stdbool.h&gt;</text:span></text:p>
      <text:p text:style-name="P33"><text:span text:style-name="T16">#include </text:span><text:span text:style-name="T19">&lt;stdlib.h&gt;</text:span></text:p>
      <text:p text:style-name="P33"><text:span text:style-name="T22">typedef struct </text:span><text:span text:style-name="T24">QueueItem </text:span><text:span text:style-name="T26">queue_item</text:span>;</text:p>
      <text:p text:style-name="P33"><text:span text:style-name="T22">struct </text:span><text:span text:style-name="T24">QueueItem </text:span>{</text:p>
      <text:p text:style-name="P37"><text:s text:c="4"/><text:span text:style-name="T23">struct </text:span><text:span text:style-name="T25">QueueItem</text:span><text:span text:style-name="T28">* </text:span><text:span text:style-name="T29">next</text:span><text:span text:style-name="T28">;</text:span></text:p>
      <text:p text:style-name="P37"><text:s text:c="4"/><text:span text:style-name="T23">struct </text:span><text:span text:style-name="T25">QueueItem</text:span><text:span text:style-name="T28">* </text:span><text:span text:style-name="T29">prev</text:span><text:span text:style-name="T28">;</text:span></text:p>
      <text:p text:style-name="P37"><text:s text:c="4"/><text:span text:style-name="T23">int </text:span><text:span text:style-name="T29">value</text:span><text:span text:style-name="T28">;</text:span></text:p>
      <text:p text:style-name="P33">};</text:p>
      <text:p text:style-name="P33"><text:span text:style-name="T22">typedef struct </text:span><text:span text:style-name="T24">Queue </text:span><text:span text:style-name="T26">queue</text:span>;</text:p>
      <text:p text:style-name="P33"><text:span text:style-name="T22">struct </text:span><text:span text:style-name="T24">Queue </text:span>{</text:p>
      <text:p text:style-name="P37"><text:s text:c="4"/><text:span text:style-name="T27">queue_item</text:span><text:span text:style-name="T28">* </text:span><text:span text:style-name="T29">head</text:span><text:span text:style-name="T28">;</text:span></text:p>
      <text:p text:style-name="P37"><text:s text:c="4"/><text:span text:style-name="T27">queue_item</text:span><text:span text:style-name="T28">* </text:span><text:span text:style-name="T29">tail</text:span><text:span text:style-name="T28">;</text:span></text:p>
      <text:p text:style-name="P37"><text:s text:c="4"/><text:span text:style-name="T27">size_t </text:span><text:span text:style-name="T29">size</text:span><text:span text:style-name="T28">;</text:span></text:p>
      <text:p text:style-name="P33">};</text:p>
      <text:p text:style-name="P33"><text:span text:style-name="T22">void </text:span>q_init(<text:span text:style-name="T26">queue</text:span>* q);</text:p>
      <text:p text:style-name="P33"><text:span text:style-name="T22">int </text:span>q_top(<text:span text:style-name="T26">queue</text:span>* q);</text:p>
      <text:p text:style-name="P33"><text:span text:style-name="T22">int </text:span>q_pop(<text:span text:style-name="T26">queue</text:span>* q);</text:p>
      <text:p text:style-name="P33"><text:span text:style-name="T26">size_t </text:span>q_size(<text:span text:style-name="T26">queue</text:span>* q);</text:p>
      <text:p text:style-name="P33"><text:span text:style-name="T22">void </text:span>q_push(<text:span text:style-name="T26">queue</text:span>* q, <text:span text:style-name="T22">int </text:span>elem);</text:p>
      <text:p text:style-name="P33"><text:span text:style-name="T33">bool </text:span>q_empty(<text:span text:style-name="T26">queue</text:span>* q);</text:p>
      <text:p text:style-name="P33"><text:span text:style-name="T22">void </text:span>q_destroy(<text:span text:style-name="T26">queue</text:span>* q);</text:p>
      <text:p text:style-name="P38"><text:span text:style-name="T16">#endif </text:span><text:span text:style-name="T34">//OS_LAB_3_QUEUE_H</text:span></text:p>
      <text:p text:style-name="P16">queue.c</text:p>
      <text:p text:style-name="P34"><text:span text:style-name="T16">#include </text:span><text:span text:style-name="T19">"queue.h"</text:span></text:p>
      <text:p text:style-name="P33"><text:span text:style-name="T22">void </text:span>q_init(<text:span text:style-name="T26">queue</text:span>* q) {</text:p>
      <text:p text:style-name="P37"><text:s text:c="4"/><text:span text:style-name="T28">q-&gt;</text:span><text:span text:style-name="T29">head </text:span><text:span text:style-name="T28">= </text:span><text:span text:style-name="T32">NULL</text:span><text:span text:style-name="T28">;</text:span></text:p>
      <text:p text:style-name="P37"><text:s text:c="4"/><text:span text:style-name="T28">q-&gt;</text:span><text:span text:style-name="T29">tail </text:span><text:span text:style-name="T28">= </text:span><text:span text:style-name="T32">NULL</text:span><text:span text:style-name="T28">;</text:span></text:p>
      <text:p text:style-name="P37"><text:s text:c="4"/><text:span text:style-name="T28">q-&gt;</text:span><text:span text:style-name="T29">size </text:span><text:span text:style-name="T28">= </text:span><text:span text:style-name="T30">0</text:span><text:span text:style-name="T28">;</text:span></text:p>
      <text:p text:style-name="P33">}</text:p>
      <text:p text:style-name="P33"><text:span text:style-name="T22">int </text:span>q_top(<text:span text:style-name="T26">queue</text:span>* q) {</text:p>
      <text:p text:style-name="P37"><text:s text:c="4"/><text:span text:style-name="T23">return </text:span><text:span text:style-name="T28">q-&gt;</text:span><text:span text:style-name="T29">head</text:span><text:span text:style-name="T28">-&gt;</text:span><text:span text:style-name="T29">value</text:span><text:span text:style-name="T28">;</text:span></text:p>
      <text:p text:style-name="P33">}</text:p>
      <text:p text:style-name="P33"><text:span text:style-name="T22">int </text:span>q_pop(<text:span text:style-name="T26">queue</text:span>* q) {</text:p>
      <text:p text:style-name="P37"><text:s text:c="4"/><text:span text:style-name="T23">int </text:span><text:span text:style-name="T28">temp = q_top(q);</text:span></text:p>
      <text:p text:style-name="P37"><text:s text:c="4"/><text:span text:style-name="T27">queue_item</text:span><text:span text:style-name="T28">* ptr_to_free = q-&gt;</text:span><text:span text:style-name="T29">head</text:span><text:span text:style-name="T28">;</text:span></text:p>
      <text:p text:style-name="P37"><text:s text:c="4"/><text:span text:style-name="T28">q-&gt;</text:span><text:span text:style-name="T29">head </text:span><text:span text:style-name="T28">= q-&gt;</text:span><text:span text:style-name="T29">head</text:span><text:span text:style-name="T28">-&gt;</text:span><text:span text:style-name="T29">next</text:span><text:span text:style-name="T28">;</text:span></text:p>
      <text:p text:style-name="P37"><text:s text:c="4"/><text:span text:style-name="T23">if </text:span><text:span text:style-name="T28">(q-&gt;</text:span><text:span text:style-name="T29">head </text:span><text:span text:style-name="T28">== </text:span><text:span text:style-name="T32">NULL</text:span><text:span text:style-name="T28">) {</text:span></text:p>
      <text:p text:style-name="P37"><text:s text:c="8"/><text:span text:style-name="T28">q-&gt;</text:span><text:span text:style-name="T29">tail </text:span><text:span text:style-name="T28">= </text:span><text:span text:style-name="T32">NULL</text:span><text:span text:style-name="T28">;</text:span></text:p>
      <text:p text:style-name="P37"><text:s text:c="4"/><text:span text:style-name="T28">}</text:span></text:p>
      <text:p text:style-name="P37"><text:s text:c="4"/><text:span text:style-name="T28">free(ptr_to_free);</text:span></text:p>
      <text:p text:style-name="P37"><text:s text:c="4"/><text:span text:style-name="T28">q-&gt;</text:span><text:span text:style-name="T29">size</text:span><text:span text:style-name="T28">--;</text:span></text:p>
      <text:p text:style-name="P37"><text:s text:c="4"/><text:span text:style-name="T23">return </text:span><text:span text:style-name="T28">temp;</text:span></text:p>
      <text:p text:style-name="P33">}</text:p>
      <text:p text:style-name="P33"><text:span text:style-name="T22">void </text:span>q_push(<text:span text:style-name="T26">queue</text:span>* q, <text:span text:style-name="T22">int </text:span>elem) {</text:p>
      <text:p text:style-name="P37"><text:s text:c="4"/><text:span text:style-name="T27">queue_item</text:span><text:span text:style-name="T28">* new_elem = malloc(</text:span><text:span text:style-name="T23">sizeof</text:span><text:span text:style-name="T28">(</text:span><text:span text:style-name="T27">queue_item</text:span><text:span text:style-name="T28">));</text:span></text:p>
      <text:p text:style-name="P37"><text:s text:c="4"/><text:span text:style-name="T28">new_elem-&gt;</text:span><text:span text:style-name="T29">value </text:span><text:span text:style-name="T28">= elem;</text:span></text:p>
      <text:p text:style-name="P37"><text:s text:c="4"/><text:span text:style-name="T28">new_elem-&gt;</text:span><text:span text:style-name="T29">next </text:span><text:span text:style-name="T28">= </text:span><text:span text:style-name="T30">0</text:span><text:span text:style-name="T28">;</text:span></text:p>
      <text:p text:style-name="P37"><text:s text:c="4"/><text:span text:style-name="T23">if </text:span><text:span text:style-name="T28">(q-&gt;</text:span><text:span text:style-name="T29">head </text:span><text:span text:style-name="T28">== </text:span><text:span text:style-name="T32">NULL</text:span><text:span text:style-name="T28">) {</text:span></text:p>
      <text:p text:style-name="P37"><text:s text:c="8"/><text:span text:style-name="T28">q-&gt;</text:span><text:span text:style-name="T29">head </text:span><text:span text:style-name="T28">= new_elem;</text:span></text:p>
      <text:p text:style-name="P37"><text:s text:c="8"/><text:span text:style-name="T28">q-&gt;</text:span><text:span text:style-name="T29">tail </text:span><text:span text:style-name="T28">= new_elem;</text:span></text:p>
      <text:p text:style-name="P37"><text:s text:c="8"/><text:span text:style-name="T28">new_elem-&gt;</text:span><text:span text:style-name="T29">prev </text:span><text:span text:style-name="T28">= </text:span><text:span text:style-name="T30">0</text:span><text:span text:style-name="T28">;</text:span></text:p>
      <text:p text:style-name="P37"><text:s text:c="4"/><text:span text:style-name="T28">} </text:span><text:span text:style-name="T23">else </text:span><text:span text:style-name="T28">{</text:span></text:p>
      <text:p text:style-name="P37"><text:s text:c="8"/><text:span text:style-name="T28">q-&gt;</text:span><text:span text:style-name="T29">tail</text:span><text:span text:style-name="T28">-&gt;</text:span><text:span text:style-name="T29">next </text:span><text:span text:style-name="T28">= new_elem;</text:span></text:p>
      <text:p text:style-name="P37"><text:s text:c="8"/><text:span text:style-name="T28">new_elem-&gt;</text:span><text:span text:style-name="T29">prev </text:span><text:span text:style-name="T28">= q-&gt;</text:span><text:span text:style-name="T29">tail</text:span><text:span text:style-name="T28">;</text:span></text:p>
      <text:p text:style-name="P37"><text:s text:c="8"/><text:span text:style-name="T28">q-&gt;</text:span><text:span text:style-name="T29">tail </text:span><text:span text:style-name="T28">= new_elem;</text:span></text:p>
      <text:p text:style-name="P37"><text:soft-page-break/><text:s text:c="4"/><text:span text:style-name="T28">}</text:span></text:p>
      <text:p text:style-name="P37"><text:s text:c="4"/><text:span text:style-name="T28">q-&gt;</text:span><text:span text:style-name="T29">size</text:span><text:span text:style-name="T28">++;</text:span></text:p>
      <text:p text:style-name="P33">}</text:p>
      <text:p text:style-name="P33">bool q_empty(<text:span text:style-name="T26">queue</text:span>* q) {</text:p>
      <text:p text:style-name="P37"><text:s text:c="4"/><text:span text:style-name="T23">return </text:span><text:span text:style-name="T28">q-&gt;</text:span><text:span text:style-name="T29">head </text:span><text:span text:style-name="T28">== NULL;</text:span></text:p>
      <text:p text:style-name="P33">}</text:p>
      <text:p text:style-name="P33"><text:span text:style-name="T26">size_t </text:span>q_size(<text:span text:style-name="T26">queue</text:span>* q) {</text:p>
      <text:p text:style-name="P37"><text:s text:c="4"/><text:span text:style-name="T23">return </text:span><text:span text:style-name="T28">q-&gt;</text:span><text:span text:style-name="T29">size</text:span><text:span text:style-name="T28">;</text:span></text:p>
      <text:p text:style-name="P33">}</text:p>
      <text:p text:style-name="P33"><text:span text:style-name="T22">void </text:span>q_destroy(<text:span text:style-name="T26">queue</text:span>* q) {</text:p>
      <text:p text:style-name="P37"><text:s text:c="4"/><text:span text:style-name="T27">queue_item</text:span><text:span text:style-name="T28">* start = q-&gt;</text:span><text:span text:style-name="T29">head</text:span><text:span text:style-name="T28">;</text:span></text:p>
      <text:p text:style-name="P37"><text:s text:c="4"/><text:span text:style-name="T23">while </text:span><text:span text:style-name="T28">(start != NULL) {</text:span></text:p>
      <text:p text:style-name="P37"><text:s text:c="8"/><text:span text:style-name="T27">queue_item</text:span><text:span text:style-name="T28">* next = start-&gt;</text:span><text:span text:style-name="T29">next</text:span><text:span text:style-name="T28">;</text:span></text:p>
      <text:p text:style-name="P37"><text:s text:c="8"/><text:span text:style-name="T28">free(start);</text:span></text:p>
      <text:p text:style-name="P37"><text:s text:c="8"/><text:span text:style-name="T28">start = next;</text:span></text:p>
      <text:p text:style-name="P37"><text:s text:c="4"/><text:span text:style-name="T28">}</text:span></text:p>
      <text:p text:style-name="P37"><text:s text:c="4"/><text:span text:style-name="T28">q-&gt;</text:span><text:span text:style-name="T29">head </text:span><text:span text:style-name="T28">= NULL;</text:span></text:p>
      <text:p text:style-name="P37"><text:s text:c="4"/><text:span text:style-name="T28">q-&gt;</text:span><text:span text:style-name="T29">tail </text:span><text:span text:style-name="T28">= NULL;</text:span></text:p>
      <text:p text:style-name="P37"><text:s text:c="4"/><text:span text:style-name="T28">q-&gt;</text:span><text:span text:style-name="T29">size </text:span><text:span text:style-name="T28">= </text:span><text:span text:style-name="T30">0</text:span><text:span text:style-name="T28">;</text:span></text:p>
      <text:p text:style-name="P38">}</text:p>
      <text:p text:style-name="P19"/>
      <text:h text:style-name="P28" text:outline-level="1">Демонстрация работы программы</text:h>
      <text:p text:style-name="P23">ilya@ilya-lenovo:~/CLionProjects/OS_lab_3/src/cmake-build-debug$ cat matrix_1</text:p>
      <text:p text:style-name="P23">6</text:p>
      <text:p text:style-name="P23">0 20 0 10 0 2</text:p>
      <text:p text:style-name="P23">0 0 0 1 0 0</text:p>
      <text:p text:style-name="P23">0 2 0 0 0 0</text:p>
      <text:p text:style-name="P23">0 6 0 0 4 0 </text:p>
      <text:p text:style-name="P23">0 0 2 0 0 0</text:p>
      <text:p text:style-name="P23">0 0 6 0 2 0</text:p>
      <text:p text:style-name="P23">ilya@ilya-lenovo:~/CLionProjects/OS_lab_3/src/cmake-build-debug$ cat matrix_2</text:p>
      <text:p text:style-name="P23">5</text:p>
      <text:p text:style-name="P23">0 1 3 0 2</text:p>
      <text:p text:style-name="P23">1 0 5 6 0</text:p>
      <text:p text:style-name="P23">3 5 0 1 7 </text:p>
      <text:p text:style-name="P23">0 6 1 0 8</text:p>
      <text:p text:style-name="P23">2 0 7 8 0 </text:p>
      <text:p text:style-name="P23">ilya@ilya-lenovo:~/CLionProjects/OS_lab_3/src/cmake-build-debug$ ./OS_lab_3 matrix_0 10</text:p>
      <text:p text:style-name="P23">Wrong filename</text:p>
      <text:p text:style-name="P23">ilya@ilya-lenovo:~/CLionProjects/OS_lab_3/src/cmake-build-debug$ ./OS_lab_3 matrix_1 -5</text:p>
      <text:p text:style-name="P23">Incorrect thread count</text:p>
      <text:p text:style-name="P23">ilya@ilya-lenovo:~/CLionProjects/OS_lab_3/src/cmake-build-debug$ ./OS_lab_3 matrix_1 1</text:p>
      <text:p text:style-name="P23">Enter vertex to start search</text:p>
      <text:p text:style-name="P23">1</text:p>
      <text:p text:style-name="P23">1:0 2:8 3:6 4:9 5:4 6:2 </text:p>
      <text:p text:style-name="P23">ilya@ilya-lenovo:~/CLionProjects/OS_lab_3/src/cmake-build-debug$ ./OS_lab_3 matrix_1 5</text:p>
      <text:p text:style-name="P23">Enter vertex to start search</text:p>
      <text:p text:style-name="P23"><text:soft-page-break/>7</text:p>
      <text:p text:style-name="P23">Vertex number must be &lt; 6</text:p>
      <text:p text:style-name="P24"><text:s/>and &gt; 0</text:p>
      <text:p text:style-name="P24">Enter vertex to start search</text:p>
      <text:p text:style-name="P23">5</text:p>
      <text:p text:style-name="P23">1:-1 2:4 3:2 4:5 5:0 6:-1 </text:p>
      <text:p text:style-name="P23">ilya@ilya-lenovo:~/CLionProjects/OS_lab_3/src/cmake-build-debug$ strace -f ./OS_lab_3 matrix_1 5</text:p>
      <text:p text:style-name="P23">execve("./OS_lab_3", ["./OS_lab_3", "matrix_1", "5"], 0x7ffe609d24a8 /* 52 vars */) = 0</text:p>
      <text:p text:style-name="P23">brk(NULL) <text:s text:c="30"/>= 0x56051ca8b000</text:p>
      <text:p text:style-name="P23">access("/etc/ld.so.nohwcap", F_OK) <text:s text:c="5"/>= -1 ENOENT (No such file or directory)</text:p>
      <text:p text:style-name="P23">access("/etc/ld.so.preload", R_OK) <text:s text:c="5"/>= -1 ENOENT (No such file or directory)</text:p>
      <text:p text:style-name="P23">openat(AT_FDCWD, "/etc/ld.so.cache", O_RDONLY|O_CLOEXEC) = 3</text:p>
      <text:p text:style-name="P23">fstat(3, {st_mode=S_IFREG|0644, st_size=144444, ...}) = 0</text:p>
      <text:p text:style-name="P23">mmap(NULL, 144444, PROT_READ, MAP_PRIVATE, 3, 0) = 0x7f516f462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lib/x86_64-linux-gnu/libpthread.so.0", O_RDONLY|O_CLOEXEC) = 3</text:p>
      <text:p text:style-name="P23">read(3, "\177ELF\2\1\1\0\0\0\0\0\0\0\0\0\3\0&gt;\0\1\0\0\0000b\0\0\0\0\0\0"..., 832) = 832</text:p>
      <text:p text:style-name="P23">fstat(3, {st_mode=S_IFREG|0755, st_size=144976, ...}) = 0</text:p>
      <text:p text:style-name="P23">mmap(NULL, 8192, PROT_READ|PROT_WRITE, MAP_PRIVATE|MAP_ANONYMOUS, -1, 0) = 0x7f516f460000</text:p>
      <text:p text:style-name="P23">mmap(NULL, 2221184, PROT_READ|PROT_EXEC, MAP_PRIVATE|MAP_DENYWRITE, 3, 0) = 0x7f516f040000</text:p>
      <text:p text:style-name="P23">mprotect(0x7f516f05a000, 2093056, PROT_NONE) = 0</text:p>
      <text:p text:style-name="P23">mmap(0x7f516f259000, 8192, PROT_READ|PROT_WRITE, MAP_PRIVATE|MAP_FIXED|MAP_DENYWRITE, 3, 0x19000) = 0x7f516f259000</text:p>
      <text:p text:style-name="P23"><text:soft-page-break/>mmap(0x7f516f25b000, 13440, PROT_READ|PROT_WRITE, MAP_PRIVATE|MAP_FIXED|MAP_ANONYMOUS, -1, 0) = 0x7f516f25b000</text:p>
      <text:p text:style-name="P23">close(3) <text:s text:c="31"/>= 0</text:p>
      <text:p text:style-name="P23">access("/etc/ld.so.nohwcap", F_OK) <text:s text:c="5"/>= -1 ENOENT (No such file or directory)</text:p>
      <text:p text:style-name="P23">openat(AT_FDCWD, "/lib/x86_64-linux-gnu/libc.so.6", O_RDONLY|O_CLOEXEC) = 3</text:p>
      <text:p text:style-name="P23">read(3, "\177ELF\2\1\1\3\0\0\0\0\0\0\0\0\3\0&gt;\0\1\0\0\0\260\34\2\0\0\0\0\0"..., 832) = 832</text:p>
      <text:p text:style-name="P23">fstat(3, {st_mode=S_IFREG|0755, st_size=2030544, ...}) = 0</text:p>
      <text:p text:style-name="P23">mmap(NULL, 4131552, PROT_READ|PROT_EXEC, MAP_PRIVATE|MAP_DENYWRITE, 3, 0) = 0x7f516ec4f000</text:p>
      <text:p text:style-name="P23">mprotect(0x7f516ee36000, 2097152, PROT_NONE) = 0</text:p>
      <text:p text:style-name="P23">mmap(0x7f516f036000, 24576, PROT_READ|PROT_WRITE, MAP_PRIVATE|MAP_FIXED|MAP_DENYWRITE, 3, 0x1e7000) = 0x7f516f036000</text:p>
      <text:p text:style-name="P23">mmap(0x7f516f03c000, 15072, PROT_READ|PROT_WRITE, MAP_PRIVATE|MAP_FIXED|MAP_ANONYMOUS, -1, 0) = 0x7f516f03c000</text:p>
      <text:p text:style-name="P23">close(3) <text:s text:c="31"/>= 0</text:p>
      <text:p text:style-name="P23">mmap(NULL, 12288, PROT_READ|PROT_WRITE, MAP_PRIVATE|MAP_ANONYMOUS, -1, 0) = 0x7f516f45d000</text:p>
      <text:p text:style-name="P23">arch_prctl(ARCH_SET_FS, 0x7f516f45d740) = 0</text:p>
      <text:p text:style-name="P23">mprotect(0x7f516f036000, 16384, PROT_READ) = 0</text:p>
      <text:p text:style-name="P23">mprotect(0x7f516f259000, 4096, PROT_READ) = 0</text:p>
      <text:p text:style-name="P23">mprotect(0x56051b0ea000, 4096, PROT_READ) = 0</text:p>
      <text:p text:style-name="P23">mprotect(0x7f516f486000, 4096, PROT_READ) = 0</text:p>
      <text:p text:style-name="P23">munmap(0x7f516f462000, 144444) <text:s text:c="9"/>= 0</text:p>
      <text:p text:style-name="P23">set_tid_address(0x7f516f45da10) <text:s text:c="8"/>= 5631</text:p>
      <text:p text:style-name="P23">set_robust_list(0x7f516f45da20, 24) <text:s text:c="4"/>= 0</text:p>
      <text:p text:style-name="P23">rt_sigaction(SIGRTMIN, {sa_handler=0x7f516f045cb0, sa_mask=[], sa_flags=SA_RESTORER|SA_SIGINFO, sa_restorer=0x7f516f052890}, NULL, 8) = 0</text:p>
      <text:p text:style-name="P23"><text:soft-page-break/>rt_sigaction(SIGRT_1, {sa_handler=0x7f516f045d50, sa_mask=[], sa_flags=SA_RESTORER|SA_RESTART|SA_SIGINFO, sa_restorer=0x7f516f052890}, NULL, 8) = 0</text:p>
      <text:p text:style-name="P23">rt_sigprocmask(SIG_UNBLOCK, [RTMIN RT_1], NULL, 8) = 0</text:p>
      <text:p text:style-name="P23">prlimit64(0, RLIMIT_STACK, NULL, {rlim_cur=8192*1024, rlim_max=RLIM64_INFINITY}) = 0</text:p>
      <text:p text:style-name="P23">brk(NULL) <text:s text:c="30"/>= 0x56051ca8b000</text:p>
      <text:p text:style-name="P23">brk(0x56051caac000) <text:s text:c="20"/>= 0x56051caac000</text:p>
      <text:p text:style-name="P23">openat(AT_FDCWD, "matrix_1", O_RDONLY) <text:s/>= 3</text:p>
      <text:p text:style-name="P23">fstat(3, {st_mode=S_IFREG|0644, st_size=77, ...}) = 0</text:p>
      <text:p text:style-name="P23">read(3, "6\n0 20 0 10 0 2\n0 0 0 1 0 0\n0 2 "..., 4096) = 77</text:p>
      <text:p text:style-name="P23">close(3) <text:s text:c="31"/>= 0</text:p>
      <text:p text:style-name="P23">fstat(1, {st_mode=S_IFCHR|0620, st_rdev=makedev(136, 0), ...}) = 0</text:p>
      <text:p text:style-name="P23">write(1, "Enter vertex to start search\n", 29Enter vertex to start search</text:p>
      <text:p text:style-name="P23">) = 29</text:p>
      <text:p text:style-name="P23">fstat(0, {st_mode=S_IFCHR|0620, st_rdev=makedev(136, 0), ...}) = 0</text:p>
      <text:p text:style-name="P23">read(0, 1</text:p>
      <text:p text:style-name="P23">"1\n", 1024) <text:s text:c="19"/>= 2</text:p>
      <text:p text:style-name="P23">mmap(NULL, 8392704, PROT_NONE, MAP_PRIVATE|MAP_ANONYMOUS|MAP_STACK, -1, 0) = 0x7f516e44e000</text:p>
      <text:p text:style-name="P23">mprotect(0x7f516e44f000, 8388608, PROT_READ|PROT_WRITE) = 0</text:p>
      <text:p text:style-name="P23">clone(strace: Process 5632 attached</text:p>
      <text:p text:style-name="P23">child_stack=0x7f516ec4dfb0, flags=CLONE_VM|CLONE_FS|CLONE_FILES|CLONE_SIGHAND|CLONE_THREAD|CLONE_SYSVSEM|CLONE_SETTLS|CLONE_PARENT_SETTID|CLONE_CHILD_CLEARTID, parent_tidptr=0x7f516ec4e9d0, tls=0x7f516ec4e700, child_tidptr=0x7f516ec4e9d0) = 5632</text:p>
      <text:p text:style-name="P23">[pid <text:s/>5632] set_robust_list(0x7f516ec4e9e0, 24 &lt;unfinished ...&gt;</text:p>
      <text:p text:style-name="P23">[pid <text:s/>5631] futex(0x7f516ec4e9d0, FUTEX_WAIT, 5632, NULL &lt;unfinished ...&gt;</text:p>
      <text:p text:style-name="P23">[pid <text:s/>5632] &lt;... set_robust_list resumed&gt; ) = 0</text:p>
      <text:p text:style-name="P23"><text:soft-page-break/>[pid <text:s/>5632] mmap(NULL, 134217728, PROT_NONE, MAP_PRIVATE|MAP_ANONYMOUS|MAP_NORESERVE, -1, 0) = 0x7f516644e000</text:p>
      <text:p text:style-name="P23">[pid <text:s/>5632] munmap(0x7f516644e000, 29040640) = 0</text:p>
      <text:p text:style-name="P23">[pid <text:s/>5632] munmap(0x7f516c000000, 38068224) = 0</text:p>
      <text:p text:style-name="P23">[pid <text:s/>5632] mprotect(0x7f5168000000, 135168, PROT_READ|PROT_WRITE) = 0</text:p>
      <text:p text:style-name="P23">[pid <text:s/>5632] mmap(NULL, 8392704, PROT_NONE, MAP_PRIVATE|MAP_ANONYMOUS|MAP_STACK, -1, 0) = 0x7f516dc4d000</text:p>
      <text:p text:style-name="P23">[pid <text:s/>5632] mprotect(0x7f516dc4e000, 8388608, PROT_READ|PROT_WRITE) = 0</text:p>
      <text:p text:style-name="P23">[pid <text:s/>5632] clone(strace: Process 5633 attached</text:p>
      <text:p text:style-name="P23">child_stack=0x7f516e44cfb0, flags=CLONE_VM|CLONE_FS|CLONE_FILES|CLONE_SIGHAND|CLONE_THREAD|CLONE_SYSVSEM|CLONE_SETTLS|CLONE_PARENT_SETTID|CLONE_CHILD_CLEARTID, parent_tidptr=0x7f516e44d9d0, tls=0x7f516e44d700, child_tidptr=0x7f516e44d9d0) = 5633</text:p>
      <text:p text:style-name="P23">[pid <text:s/>5633] set_robust_list(0x7f516e44d9e0, 24 &lt;unfinished ...&gt;</text:p>
      <text:p text:style-name="P23">[pid <text:s/>5632] mmap(NULL, 8392704, PROT_NONE, MAP_PRIVATE|MAP_ANONYMOUS|MAP_STACK, -1, 0 &lt;unfinished ...&gt;</text:p>
      <text:p text:style-name="P23">[pid <text:s/>5633] &lt;... set_robust_list resumed&gt; ) = 0</text:p>
      <text:p text:style-name="P23">[pid <text:s/>5632] &lt;... mmap resumed&gt; ) <text:s text:c="7"/>= 0x7f516d44c000</text:p>
      <text:p text:style-name="P23">[pid <text:s/>5633] mmap(NULL, 134217728, PROT_NONE, MAP_PRIVATE|MAP_ANONYMOUS|MAP_NORESERVE, -1, 0 &lt;unfinished ...&gt;</text:p>
      <text:p text:style-name="P23">[pid <text:s/>5632] mprotect(0x7f516d44d000, 8388608, PROT_READ|PROT_WRITE &lt;unfinished ...&gt;</text:p>
      <text:p text:style-name="P23">[pid <text:s/>5633] &lt;... mmap resumed&gt; ) <text:s text:c="7"/>= 0x7f5160000000</text:p>
      <text:p text:style-name="P23">[pid <text:s/>5632] &lt;... mprotect resumed&gt; ) <text:s text:c="3"/>= 0</text:p>
      <text:p text:style-name="P23">[pid <text:s/>5633] munmap(0x7f5164000000, 67108864) = 0</text:p>
      <text:p text:style-name="P23">[pid <text:s/>5632] clone( &lt;unfinished ...&gt;</text:p>
      <text:p text:style-name="P23">[pid <text:s/>5633] mprotect(0x7f5160000000, 135168, PROT_READ|PROT_WRITE) = 0</text:p>
      <text:p text:style-name="P23">strace: Process 5634 attached</text:p>
      <text:p text:style-name="P23"><text:soft-page-break/>[pid <text:s/>5634] set_robust_list(0x7f516dc4c9e0, 24 &lt;unfinished ...&gt;</text:p>
      <text:p text:style-name="P23">[pid <text:s/>5633] openat(AT_FDCWD, "/etc/ld.so.cache", O_RDONLY|O_CLOEXEC &lt;unfinished ...&gt;</text:p>
      <text:p text:style-name="P23">[pid <text:s/>5634] &lt;... set_robust_list resumed&gt; ) = 0</text:p>
      <text:p text:style-name="P23">[pid <text:s/>5633] &lt;... openat resumed&gt; ) <text:s text:c="5"/>= 3</text:p>
      <text:p text:style-name="P23">[pid <text:s/>5632] &lt;... clone resumed&gt; child_stack=0x7f516dc4bfb0, flags=CLONE_VM|CLONE_FS|CLONE_FILES|CLONE_SIGHAND|CLONE_THREAD|CLONE_SYSVSEM|CLONE_SETTLS|CLONE_PARENT_SETTID|CLONE_CHILD_CLEARTID, parent_tidptr=0x7f516dc4c9d0, tls=0x7f516dc4c700, child_tidptr=0x7f516dc4c9d0) = 5634</text:p>
      <text:p text:style-name="P23">[pid <text:s/>5633] fstat(3, <text:s/>&lt;unfinished ...&gt;</text:p>
      <text:p text:style-name="P23">[pid <text:s/>5634] mmap(0x7f5164000000, 67108864, PROT_NONE, MAP_PRIVATE|MAP_ANONYMOUS|MAP_NORESERVE, -1, 0 &lt;unfinished ...&gt;</text:p>
      <text:p text:style-name="P23">[pid <text:s/>5633] &lt;... fstat resumed&gt; {st_mode=S_IFREG|0644, st_size=144444, ...}) = 0</text:p>
      <text:p text:style-name="P23">[pid <text:s/>5634] &lt;... mmap resumed&gt; ) <text:s text:c="7"/>= 0x7f5164000000</text:p>
      <text:p text:style-name="P23">[pid <text:s/>5633] mmap(NULL, 144444, PROT_READ, MAP_PRIVATE, 3, 0 &lt;unfinished ...&gt;</text:p>
      <text:p text:style-name="P23">[pid <text:s/>5634] mprotect(0x7f5164000000, 135168, PROT_READ|PROT_WRITE &lt;unfinished ...&gt;</text:p>
      <text:p text:style-name="P23">[pid <text:s/>5633] &lt;... mmap resumed&gt; ) <text:s text:c="7"/>= 0x7f516f462000</text:p>
      <text:p text:style-name="P23">[pid <text:s/>5634] &lt;... mprotect resumed&gt; ) <text:s text:c="3"/>= 0</text:p>
      <text:p text:style-name="P23">[pid <text:s/>5633] close(3 &lt;unfinished ...&gt;</text:p>
      <text:p text:style-name="P23">[pid <text:s/>5634] mmap(NULL, 8392704, PROT_NONE, MAP_PRIVATE|MAP_ANONYMOUS|MAP_STACK, -1, 0 &lt;unfinished ...&gt;</text:p>
      <text:p text:style-name="P23">[pid <text:s/>5632] mmap(NULL, 8392704, PROT_NONE, MAP_PRIVATE|MAP_ANONYMOUS|MAP_STACK, -1, 0 &lt;unfinished ...&gt;</text:p>
      <text:p text:style-name="P23">[pid <text:s/>5634] &lt;... mmap resumed&gt; ) <text:s text:c="7"/>= 0x7f516cc4b000</text:p>
      <text:p text:style-name="P23">[pid <text:s/>5632] &lt;... mmap resumed&gt; ) <text:s text:c="7"/>= 0x7f516c44a000</text:p>
      <text:p text:style-name="P23">[pid <text:s/>5634] mprotect(0x7f516cc4c000, 8388608, PROT_READ|PROT_WRITE &lt;unfinished ...&gt;</text:p>
      <text:p text:style-name="P23">[pid <text:s/>5632] mprotect(0x7f516c44b000, 8388608, PROT_READ|PROT_WRITE &lt;unfinished ...&gt;</text:p>
      <text:p text:style-name="P23"><text:soft-page-break/>[pid <text:s/>5634] &lt;... mprotect resumed&gt; ) <text:s text:c="3"/>= 0</text:p>
      <text:p text:style-name="P23">[pid <text:s/>5632] &lt;... mprotect resumed&gt; ) <text:s text:c="3"/>= 0</text:p>
      <text:p text:style-name="P23">[pid <text:s/>5634] clone( &lt;unfinished ...&gt;</text:p>
      <text:p text:style-name="P23">[pid <text:s/>5633] &lt;... close resumed&gt; ) <text:s text:c="6"/>= 0</text:p>
      <text:p text:style-name="P23">strace: Process 5635 attached</text:p>
      <text:p text:style-name="P23">[pid <text:s/>5633] access("/etc/ld.so.nohwcap", F_OK &lt;unfinished ...&gt;</text:p>
      <text:p text:style-name="P23">[pid <text:s/>5635] set_robust_list(0x7f516d44b9e0, 24 &lt;unfinished ...&gt;</text:p>
      <text:p text:style-name="P23">[pid <text:s/>5633] &lt;... access resumed&gt; ) <text:s text:c="5"/>= -1 ENOENT (No such file or directory)</text:p>
      <text:p text:style-name="P23">[pid <text:s/>5635] &lt;... set_robust_list resumed&gt; ) = 0</text:p>
      <text:p text:style-name="P23">[pid <text:s/>5634] &lt;... clone resumed&gt; child_stack=0x7f516d44afb0, flags=CLONE_VM|CLONE_FS|CLONE_FILES|CLONE_SIGHAND|CLONE_THREAD|CLONE_SYSVSEM|CLONE_SETTLS|CLONE_PARENT_SETTID|CLONE_CHILD_CLEARTID, parent_tidptr=0x7f516d44b9d0, tls=0x7f516d44b700, child_tidptr=0x7f516d44b9d0) = 5635</text:p>
      <text:p text:style-name="P23">[pid <text:s/>5635] mmap(NULL, 134217728, PROT_NONE, MAP_PRIVATE|MAP_ANONYMOUS|MAP_NORESERVE, -1, 0 &lt;unfinished ...&gt;</text:p>
      <text:p text:style-name="P23">[pid <text:s/>5634] futex(0x7f516d44b9d0, FUTEX_WAIT, 5635, NULL &lt;unfinished ...&gt;</text:p>
      <text:p text:style-name="P23">[pid <text:s/>5635] &lt;... mmap resumed&gt; ) <text:s text:c="7"/>= 0x7f5158000000</text:p>
      <text:p text:style-name="P23">[pid <text:s/>5633] openat(AT_FDCWD, "/lib/x86_64-linux-gnu/libgcc_s.so.1", O_RDONLY|O_CLOEXEC &lt;unfinished ...&gt;</text:p>
      <text:p text:style-name="P23">[pid <text:s/>5635] munmap(0x7f515c000000, 67108864 &lt;unfinished ...&gt;</text:p>
      <text:p text:style-name="P23">[pid <text:s/>5632] clone( &lt;unfinished ...&gt;</text:p>
      <text:p text:style-name="P23">[pid <text:s/>5635] &lt;... munmap resumed&gt; ) <text:s text:c="5"/>= 0</text:p>
      <text:p text:style-name="P23">[pid <text:s/>5633] &lt;... openat resumed&gt; ) <text:s text:c="5"/>= 3</text:p>
      <text:p text:style-name="P23">strace: Process 5636 attached</text:p>
      <text:p text:style-name="P23">[pid <text:s/>5635] mprotect(0x7f5158000000, 135168, PROT_READ|PROT_WRITE &lt;unfinished ...&gt;</text:p>
      <text:p text:style-name="P23">[pid <text:s/>5636] set_robust_list(0x7f516cc4a9e0, 24 &lt;unfinished ...&gt;</text:p>
      <text:p text:style-name="P23">[pid <text:s/>5635] &lt;... mprotect resumed&gt; ) <text:s text:c="3"/>= 0</text:p>
      <text:p text:style-name="P23">[pid <text:s/>5636] &lt;... set_robust_list resumed&gt; ) = 0</text:p>
      <text:p text:style-name="P23"><text:soft-page-break/>[pid <text:s/>5635] futex(0x7f516f487968, FUTEX_WAIT_PRIVATE, 2, NULL &lt;unfinished ...&gt;</text:p>
      <text:p text:style-name="P23">[pid <text:s/>5633] read(3, "\177ELF\2\1\1\0\0\0\0\0\0\0\0\0\3\0&gt;\0\1\0\0\0\300*\0\0\0\0\0\0"..., 832) = 832</text:p>
      <text:p text:style-name="P23">[pid <text:s/>5632] &lt;... clone resumed&gt; child_stack=0x7f516cc49fb0, flags=CLONE_VM|CLONE_FS|CLONE_FILES|CLONE_SIGHAND|CLONE_THREAD|CLONE_SYSVSEM|CLONE_SETTLS|CLONE_PARENT_SETTID|CLONE_CHILD_CLEARTID, parent_tidptr=0x7f516cc4a9d0, tls=0x7f516cc4a700, child_tidptr=0x7f516cc4a9d0) = 5636</text:p>
      <text:p text:style-name="P23">[pid <text:s/>5633] fstat(3, <text:s/>&lt;unfinished ...&gt;</text:p>
      <text:p text:style-name="P23">[pid <text:s/>5632] futex(0x7f516e44d9d0, FUTEX_WAIT, 5633, NULL &lt;unfinished ...&gt;</text:p>
      <text:p text:style-name="P23">[pid <text:s/>5633] &lt;... fstat resumed&gt; {st_mode=S_IFREG|0644, st_size=96616, ...}) = 0</text:p>
      <text:p text:style-name="P23">[pid <text:s/>5636] mmap(0x7f515c000000, 67108864, PROT_NONE, MAP_PRIVATE|MAP_ANONYMOUS|MAP_NORESERVE, -1, 0 &lt;unfinished ...&gt;</text:p>
      <text:p text:style-name="P23">[pid <text:s/>5633] mmap(NULL, 2192432, PROT_READ|PROT_EXEC, MAP_PRIVATE|MAP_DENYWRITE, 3, 0 &lt;unfinished ...&gt;</text:p>
      <text:p text:style-name="P23">[pid <text:s/>5636] &lt;... mmap resumed&gt; ) <text:s text:c="7"/>= 0x7f515c000000</text:p>
      <text:p text:style-name="P23">[pid <text:s/>5633] &lt;... mmap resumed&gt; ) <text:s text:c="7"/>= 0x7f516c232000</text:p>
      <text:p text:style-name="P23">[pid <text:s/>5636] mprotect(0x7f515c000000, 135168, PROT_READ|PROT_WRITE &lt;unfinished ...&gt;</text:p>
      <text:p text:style-name="P23">[pid <text:s/>5633] mprotect(0x7f516c249000, 2093056, PROT_NONE &lt;unfinished ...&gt;</text:p>
      <text:p text:style-name="P23">[pid <text:s/>5636] &lt;... mprotect resumed&gt; ) <text:s text:c="3"/>= 0</text:p>
      <text:p text:style-name="P23">[pid <text:s/>5633] &lt;... mprotect resumed&gt; ) <text:s text:c="3"/>= 0</text:p>
      <text:p text:style-name="P23">[pid <text:s/>5636] futex(0x7f516f487968, FUTEX_WAIT_PRIVATE, 2, NULL &lt;unfinished ...&gt;</text:p>
      <text:p text:style-name="P23">[pid <text:s/>5633] mmap(0x7f516c448000, 8192, PROT_READ|PROT_WRITE, MAP_PRIVATE|MAP_FIXED|MAP_DENYWRITE, 3, 0x16000) = 0x7f516c448000</text:p>
      <text:p text:style-name="P23">[pid <text:s/>5633] close(3) <text:s text:c="19"/>= 0</text:p>
      <text:p text:style-name="P23">[pid <text:s/>5633] mprotect(0x7f516c448000, 4096, PROT_READ) = 0</text:p>
      <text:p text:style-name="P23">[pid <text:s/>5633] munmap(0x7f516f462000, 144444) = 0</text:p>
      <text:p text:style-name="P23">[pid <text:s/>5633] futex(0x7f516f487968, FUTEX_WAKE_PRIVATE, 1 &lt;unfinished ...&gt;</text:p>
      <text:p text:style-name="P23"><text:soft-page-break/>[pid <text:s/>5635] &lt;... futex resumed&gt; ) <text:s text:c="6"/>= 0</text:p>
      <text:p text:style-name="P23">[pid <text:s/>5633] &lt;... futex resumed&gt; ) <text:s text:c="6"/>= 1</text:p>
      <text:p text:style-name="P23">[pid <text:s/>5635] futex(0x7f516f487968, FUTEX_WAKE_PRIVATE, 1 &lt;unfinished ...&gt;</text:p>
      <text:p text:style-name="P23">[pid <text:s/>5633] futex(0x7f516c4491a0, FUTEX_WAKE_PRIVATE, 2147483647 &lt;unfinished ...&gt;</text:p>
      <text:p text:style-name="P23">[pid <text:s/>5636] &lt;... futex resumed&gt; ) <text:s text:c="6"/>= 0</text:p>
      <text:p text:style-name="P23">[pid <text:s/>5635] &lt;... futex resumed&gt; ) <text:s text:c="6"/>= 1</text:p>
      <text:p text:style-name="P23">[pid <text:s/>5636] futex(0x7f516f487968, FUTEX_WAKE_PRIVATE, 1 &lt;unfinished ...&gt;</text:p>
      <text:p text:style-name="P23">[pid <text:s/>5633] &lt;... futex resumed&gt; ) <text:s text:c="6"/>= 0</text:p>
      <text:p text:style-name="P23">[pid <text:s/>5636] &lt;... futex resumed&gt; ) <text:s text:c="6"/>= 0</text:p>
      <text:p text:style-name="P23">[pid <text:s/>5635] madvise(0x7f516cc4b000, 8368128, MADV_DONTNEED &lt;unfinished ...&gt;</text:p>
      <text:p text:style-name="P23">[pid <text:s/>5636] madvise(0x7f516c44a000, 8368128, MADV_DONTNEED &lt;unfinished ...&gt;</text:p>
      <text:p text:style-name="P23">[pid <text:s/>5635] &lt;... madvise resumed&gt; ) <text:s text:c="4"/>= 0</text:p>
      <text:p text:style-name="P23">[pid <text:s/>5636] &lt;... madvise resumed&gt; ) <text:s text:c="4"/>= 0</text:p>
      <text:p text:style-name="P23">[pid <text:s/>5635] exit(0 &lt;unfinished ...&gt;</text:p>
      <text:p text:style-name="P23">[pid <text:s/>5636] exit(0) <text:s text:c="20"/>= ?</text:p>
      <text:p text:style-name="P23">[pid <text:s/>5635] &lt;... exit resumed&gt;) <text:s text:c="8"/>= ?</text:p>
      <text:p text:style-name="P23">[pid <text:s/>5633] madvise(0x7f516dc4d000, 8368128, MADV_DONTNEED &lt;unfinished ...&gt;</text:p>
      <text:p text:style-name="P23">[pid <text:s/>5636] +++ exited with 0 +++</text:p>
      <text:p text:style-name="P23">[pid <text:s/>5635] +++ exited with 0 +++</text:p>
      <text:p text:style-name="P23">[pid <text:s/>5634] &lt;... futex resumed&gt; ) <text:s text:c="6"/>= 0</text:p>
      <text:p text:style-name="P23">[pid <text:s/>5633] &lt;... madvise resumed&gt; ) <text:s text:c="4"/>= 0</text:p>
      <text:p text:style-name="P23">[pid <text:s/>5634] madvise(0x7f516d44c000, 8368128, MADV_DONTNEED &lt;unfinished ...&gt;</text:p>
      <text:p text:style-name="P23">[pid <text:s/>5633] exit(0 &lt;unfinished ...&gt;</text:p>
      <text:p text:style-name="P23">[pid <text:s/>5634] &lt;... madvise resumed&gt; ) <text:s text:c="4"/>= 0</text:p>
      <text:p text:style-name="P23">[pid <text:s/>5633] &lt;... exit resumed&gt;) <text:s text:c="8"/>= ?</text:p>
      <text:p text:style-name="P23"><text:soft-page-break/>[pid <text:s/>5634] exit(0 &lt;unfinished ...&gt;</text:p>
      <text:p text:style-name="P23">[pid <text:s/>5633] +++ exited with 0 +++</text:p>
      <text:p text:style-name="P23">[pid <text:s/>5634] &lt;... exit resumed&gt;) <text:s text:c="8"/>= ?</text:p>
      <text:p text:style-name="P23">[pid <text:s/>5632] &lt;... futex resumed&gt; ) <text:s text:c="6"/>= 0</text:p>
      <text:p text:style-name="P23">[pid <text:s/>5634] +++ exited with 0 +++</text:p>
      <text:p text:style-name="P23">[pid <text:s/>5632] madvise(0x7f516e44e000, 8368128, MADV_DONTNEED) = 0</text:p>
      <text:p text:style-name="P23">[pid <text:s/>5632] exit(0) <text:s text:c="20"/>= ?</text:p>
      <text:p text:style-name="P23">[pid <text:s/>5631] &lt;... futex resumed&gt; ) <text:s text:c="6"/>= 0</text:p>
      <text:p text:style-name="P23">[pid <text:s/>5632] +++ exited with 0 +++</text:p>
      <text:p text:style-name="P23">munmap(0x7f516cc4b000, 8392704) <text:s text:c="8"/>= 0</text:p>
      <text:p text:style-name="P23">write(1, "1:0 2:8 3:6 4:9 5:4 6:2 \n", 251:0 2:8 3:6 4:9 5:4 6:2 </text:p>
      <text:p text:style-name="P23">) = 25</text:p>
      <text:p text:style-name="P23">lseek(0, -1, SEEK_CUR) <text:s text:c="17"/>= -1 ESPIPE (Illegal seek)</text:p>
      <text:p text:style-name="P23">exit_group(0) <text:s text:c="26"/>= ?</text:p>
      <text:p text:style-name="P23">+++ exited with 0 +++</text:p>
      <text:h text:style-name="P32" text:outline-level="1">Вывод</text:h>
      <text:p text:style-name="P25">В результате данной лабораторной работы мной была изучены тонкости создания многопоточных приложений. Также я получил дополнительные навыки синхронизации потоков и работы с ути<text:span text:style-name="T36">л</text:span>итой <text:span text:style-name="T36">strace</text:span>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3cm" fo:margin-bottom="0cm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19-11-02T10:36:23.772893818</dc:date>
    <meta:editing-cycles>47</meta:editing-cycles>
    <meta:editing-duration>PT3H35S</meta:editing-duration>
    <meta:generator>LibreOffice/6.0.7.3$Linux_X86_64 LibreOffice_project/00m0$Build-3</meta:generator>
    <meta:document-statistic meta:table-count="0" meta:image-count="0" meta:object-count="0" meta:page-count="18" meta:paragraph-count="516" meta:word-count="2683" meta:character-count="23103" meta:non-whitespace-character-count="192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